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a7b093" draw:textarea-horizontal-align="justify" draw:textarea-vertical-align="middle" draw:auto-grow-height="false" fo:min-height="12.958cm" fo:min-width="12.708cm"/>
    </style:style>
    <style:style style:name="gr2" style:family="graphic" style:parent-style-name="standard">
      <style:graphic-properties draw:stroke="none" draw:fill-color="#e9efdc" draw:textarea-horizontal-align="justify" draw:textarea-vertical-align="middle" draw:auto-grow-height="false" fo:min-height="11.942cm" fo:min-width="11.692cm"/>
    </style:style>
    <style:style style:name="gr3" style:family="graphic" style:parent-style-name="standard">
      <style:graphic-properties draw:stroke="none" draw:fill-color="#669104" draw:textarea-horizontal-align="justify" draw:textarea-vertical-align="middle" draw:auto-grow-height="false" fo:min-height="1.274cm" fo:min-width="1.02cm"/>
    </style:style>
    <style:style style:name="gr4" style:family="graphic" style:parent-style-name="standard">
      <style:graphic-properties draw:stroke="none" draw:fill-color="#669104" draw:textarea-horizontal-align="justify" draw:textarea-vertical-align="middle" draw:auto-grow-height="false" fo:min-height="1.274cm" fo:min-width="1.021cm"/>
    </style:style>
    <style:style style:name="gr5" style:family="graphic" style:parent-style-name="standard">
      <style:graphic-properties draw:stroke="none" svg:stroke-color="#000000" draw:fill="none" draw:fill-color="#ffffff" draw:textarea-horizontal-align="left" draw:auto-grow-height="true" draw:auto-grow-width="false" fo:min-height="0.395cm" fo:min-width="0.176cm"/>
    </style:style>
    <style:style style:name="gr6" style:family="graphic" style:parent-style-name="standard">
      <style:graphic-properties draw:stroke="none" svg:stroke-color="#000000" draw:fill="none" draw:fill-color="#ffffff" draw:textarea-horizontal-align="left" draw:auto-grow-height="true" draw:auto-grow-width="false" fo:min-height="0.395cm" fo:min-width="0.16cm"/>
    </style:style>
    <style:style style:name="gr7" style:family="graphic" style:parent-style-name="standard">
      <style:graphic-properties draw:stroke="none" svg:stroke-color="#000000" draw:fill="none" draw:fill-color="#ffffff" draw:textarea-horizontal-align="left" draw:auto-grow-height="true" draw:auto-grow-width="false" fo:min-height="0.395cm" fo:min-width="0.081cm"/>
    </style:style>
    <style:style style:name="gr8" style:family="graphic" style:parent-style-name="standard">
      <style:graphic-properties draw:stroke="none" svg:stroke-color="#000000" draw:fill="none" draw:fill-color="#ffffff" draw:textarea-horizontal-align="left" draw:auto-grow-height="true" draw:auto-grow-width="false" fo:min-height="0.395cm" fo:min-width="0.175cm"/>
    </style:style>
    <style:style style:name="gr9" style:family="graphic" style:parent-style-name="standard">
      <style:graphic-properties draw:fill-color="#b5787f" draw:textarea-horizontal-align="justify" draw:textarea-vertical-align="middle" draw:auto-grow-height="false" fo:min-height="12.958cm" fo:min-width="12.708cm"/>
    </style:style>
    <style:style style:name="gr10" style:family="graphic" style:parent-style-name="standard">
      <style:graphic-properties draw:stroke="none" draw:fill-color="#e8cdd0" draw:textarea-horizontal-align="justify" draw:textarea-vertical-align="middle" draw:auto-grow-height="false" fo:min-height="11.942cm" fo:min-width="11.692cm"/>
    </style:style>
    <style:style style:name="gr11" style:family="graphic" style:parent-style-name="standard">
      <style:graphic-properties draw:stroke="none" draw:fill-color="#97585f" draw:textarea-horizontal-align="justify" draw:textarea-vertical-align="middle" draw:auto-grow-height="false" fo:min-height="1.274cm" fo:min-width="1.02cm"/>
    </style:style>
    <style:style style:name="gr12" style:family="graphic" style:parent-style-name="standard">
      <style:graphic-properties draw:stroke="none" draw:fill-color="#97585f" draw:textarea-horizontal-align="justify" draw:textarea-vertical-align="middle" draw:auto-grow-height="false" fo:min-height="1.274cm" fo:min-width="1.021cm"/>
    </style:style>
    <style:style style:name="gr13" style:family="graphic" style:parent-style-name="standard">
      <style:graphic-properties draw:fill-color="#ac7b6d" draw:textarea-horizontal-align="justify" draw:textarea-vertical-align="middle" draw:auto-grow-height="false" fo:min-height="12.958cm" fo:min-width="12.708cm"/>
    </style:style>
    <style:style style:name="gr14" style:family="graphic" style:parent-style-name="standard">
      <style:graphic-properties draw:stroke="none" draw:fill-color="#e5c6bd" draw:textarea-horizontal-align="justify" draw:textarea-vertical-align="middle" draw:auto-grow-height="false" fo:min-height="11.942cm" fo:min-width="11.692cm"/>
    </style:style>
    <style:style style:name="gr15" style:family="graphic" style:parent-style-name="standard">
      <style:graphic-properties draw:stroke="none" draw:fill-color="#915444" draw:textarea-horizontal-align="justify" draw:textarea-vertical-align="middle" draw:auto-grow-height="false" fo:min-height="1.274cm" fo:min-width="1.02cm"/>
    </style:style>
    <style:style style:name="gr16" style:family="graphic" style:parent-style-name="standard">
      <style:graphic-properties draw:stroke="none" draw:fill-color="#915444" draw:textarea-horizontal-align="justify" draw:textarea-vertical-align="middle" draw:auto-grow-height="false" fo:min-height="1.274cm" fo:min-width="1.021cm"/>
    </style:style>
    <style:style style:name="gr17" style:family="graphic" style:parent-style-name="standard">
      <style:graphic-properties draw:fill-color="#7c939c" draw:textarea-horizontal-align="justify" draw:textarea-vertical-align="middle" draw:auto-grow-height="false" fo:min-height="12.958cm" fo:min-width="12.708cm"/>
    </style:style>
    <style:style style:name="gr18" style:family="graphic" style:parent-style-name="standard">
      <style:graphic-properties draw:stroke="none" draw:fill-color="#eaf8fd" draw:textarea-horizontal-align="justify" draw:textarea-vertical-align="middle" draw:auto-grow-height="false" fo:min-height="11.942cm" fo:min-width="11.692cm"/>
    </style:style>
    <style:style style:name="gr19" style:family="graphic" style:parent-style-name="standard">
      <style:graphic-properties draw:stroke="none" draw:fill-color="#418196" draw:textarea-horizontal-align="justify" draw:textarea-vertical-align="middle" draw:auto-grow-height="false" fo:min-height="1.274cm" fo:min-width="1.02cm"/>
    </style:style>
    <style:style style:name="gr20" style:family="graphic" style:parent-style-name="standard">
      <style:graphic-properties draw:stroke="none" draw:fill-color="#418196" draw:textarea-horizontal-align="justify" draw:textarea-vertical-align="middle" draw:auto-grow-height="false" fo:min-height="1.274cm" fo:min-width="1.021cm"/>
    </style:style>
    <style:style style:name="gr21" style:family="graphic" style:parent-style-name="standard">
      <style:graphic-properties draw:fill-color="#a0ab89" draw:textarea-horizontal-align="justify" draw:textarea-vertical-align="middle" draw:auto-grow-height="false" fo:min-height="12.958cm" fo:min-width="12.708cm"/>
    </style:style>
    <style:style style:name="gr22" style:family="graphic" style:parent-style-name="standard">
      <style:graphic-properties draw:stroke="none" draw:fill-color="#64835b" draw:textarea-horizontal-align="justify" draw:textarea-vertical-align="middle" draw:auto-grow-height="false" fo:min-height="1.274cm" fo:min-width="1.02cm"/>
    </style:style>
    <style:style style:name="gr23" style:family="graphic" style:parent-style-name="standard">
      <style:graphic-properties draw:stroke="none" draw:fill-color="#64835b" draw:textarea-horizontal-align="justify" draw:textarea-vertical-align="middle" draw:auto-grow-height="false" fo:min-height="1.274cm" fo:min-width="1.021cm"/>
    </style:style>
    <style:style style:name="gr24" style:family="graphic" style:parent-style-name="standard">
      <style:graphic-properties draw:fill-color="#81b4ad" draw:textarea-horizontal-align="justify" draw:textarea-vertical-align="middle" draw:auto-grow-height="false" fo:min-height="12.958cm" fo:min-width="12.708cm"/>
    </style:style>
    <style:style style:name="gr25" style:family="graphic" style:parent-style-name="standard">
      <style:graphic-properties draw:stroke="none" draw:fill-color="#ebfcfa" draw:textarea-horizontal-align="justify" draw:textarea-vertical-align="middle" draw:auto-grow-height="false" fo:min-height="11.942cm" fo:min-width="11.692cm"/>
    </style:style>
    <style:style style:name="gr26" style:family="graphic" style:parent-style-name="standard">
      <style:graphic-properties draw:stroke="none" draw:fill-color="#50938a" draw:textarea-horizontal-align="justify" draw:textarea-vertical-align="middle" draw:auto-grow-height="false" fo:min-height="1.274cm" fo:min-width="1.02cm"/>
    </style:style>
    <style:style style:name="gr27" style:family="graphic" style:parent-style-name="standard">
      <style:graphic-properties draw:stroke="none" draw:fill-color="#50938a" draw:textarea-horizontal-align="justify" draw:textarea-vertical-align="middle" draw:auto-grow-height="false" fo:min-height="1.274cm" fo:min-width="1.021cm"/>
    </style:style>
    <style:style style:name="gr28" style:family="graphic" style:parent-style-name="standard">
      <style:graphic-properties draw:fill-color="#aaa7b5" draw:textarea-horizontal-align="justify" draw:textarea-vertical-align="middle" draw:auto-grow-height="false" fo:min-height="12.958cm" fo:min-width="12.708cm"/>
    </style:style>
    <style:style style:name="gr29" style:family="graphic" style:parent-style-name="standard">
      <style:graphic-properties draw:stroke="none" draw:fill-color="#ebeaed" draw:textarea-horizontal-align="justify" draw:textarea-vertical-align="middle" draw:auto-grow-height="false" fo:min-height="11.942cm" fo:min-width="11.692cm"/>
    </style:style>
    <style:style style:name="gr30" style:family="graphic" style:parent-style-name="standard">
      <style:graphic-properties draw:stroke="none" draw:fill-color="#929195" draw:textarea-horizontal-align="justify" draw:textarea-vertical-align="middle" draw:auto-grow-height="false" fo:min-height="1.274cm" fo:min-width="1.02cm"/>
    </style:style>
    <style:style style:name="gr31" style:family="graphic" style:parent-style-name="standard">
      <style:graphic-properties draw:stroke="none" draw:fill-color="#929195" draw:textarea-horizontal-align="justify" draw:textarea-vertical-align="middle" draw:auto-grow-height="false" fo:min-height="1.274cm" fo:min-width="1.021cm"/>
    </style:style>
    <style:style style:name="gr32" style:family="graphic" style:parent-style-name="standard">
      <style:graphic-properties draw:fill-color="#a19686" draw:textarea-horizontal-align="justify" draw:textarea-vertical-align="middle" draw:auto-grow-height="false" fo:min-height="12.958cm" fo:min-width="12.708cm"/>
    </style:style>
    <style:style style:name="gr33" style:family="graphic" style:parent-style-name="standard">
      <style:graphic-properties draw:stroke="none" draw:fill-color="#fbf2e9" draw:textarea-horizontal-align="justify" draw:textarea-vertical-align="middle" draw:auto-grow-height="false" fo:min-height="11.942cm" fo:min-width="11.692cm"/>
    </style:style>
    <style:style style:name="gr34" style:family="graphic" style:parent-style-name="standard">
      <style:graphic-properties draw:stroke="none" draw:fill-color="#c79361" draw:textarea-horizontal-align="justify" draw:textarea-vertical-align="middle" draw:auto-grow-height="false" fo:min-height="1.274cm" fo:min-width="1.02cm"/>
    </style:style>
    <style:style style:name="gr35" style:family="graphic" style:parent-style-name="standard">
      <style:graphic-properties draw:stroke="none" draw:fill-color="#c79361" draw:textarea-horizontal-align="justify" draw:textarea-vertical-align="middle" draw:auto-grow-height="false" fo:min-height="1.274cm" fo:min-width="1.021cm"/>
    </style:style>
    <style:style style:name="gr36" style:family="graphic" style:parent-style-name="standard">
      <style:graphic-properties draw:fill-color="#9fbcdc" draw:textarea-horizontal-align="justify" draw:textarea-vertical-align="middle" draw:auto-grow-height="false" fo:min-height="12.958cm" fo:min-width="12.708cm"/>
    </style:style>
    <style:style style:name="gr37" style:family="graphic" style:parent-style-name="standard">
      <style:graphic-properties draw:stroke="none" draw:fill-color="#e3e9ef" draw:textarea-horizontal-align="justify" draw:textarea-vertical-align="middle" draw:auto-grow-height="false" fo:min-height="11.942cm" fo:min-width="11.692cm"/>
    </style:style>
    <style:style style:name="gr38" style:family="graphic" style:parent-style-name="standard">
      <style:graphic-properties draw:stroke="none" draw:fill-color="#6b86a4" draw:textarea-horizontal-align="justify" draw:textarea-vertical-align="middle" draw:auto-grow-height="false" fo:min-height="1.274cm" fo:min-width="1.02cm"/>
    </style:style>
    <style:style style:name="gr39" style:family="graphic" style:parent-style-name="standard">
      <style:graphic-properties draw:stroke="none" draw:fill-color="#6b86a4" draw:textarea-horizontal-align="justify" draw:textarea-vertical-align="middle" draw:auto-grow-height="false" fo:min-height="1.274cm" fo:min-width="1.021cm"/>
    </style:style>
    <style:style style:name="gr40" style:family="graphic" style:parent-style-name="standard">
      <style:graphic-properties draw:fill-color="#ae9ba3" draw:textarea-horizontal-align="justify" draw:textarea-vertical-align="middle" draw:auto-grow-height="false" fo:min-height="12.958cm" fo:min-width="12.708cm"/>
    </style:style>
    <style:style style:name="gr41" style:family="graphic" style:parent-style-name="standard">
      <style:graphic-properties draw:stroke="none" draw:fill-color="#faf4f7" draw:textarea-horizontal-align="justify" draw:textarea-vertical-align="middle" draw:auto-grow-height="false" fo:min-height="11.942cm" fo:min-width="11.692cm"/>
    </style:style>
    <style:style style:name="gr42" style:family="graphic" style:parent-style-name="standard">
      <style:graphic-properties draw:stroke="none" draw:fill-color="#bf819e" draw:textarea-horizontal-align="justify" draw:textarea-vertical-align="middle" draw:auto-grow-height="false" fo:min-height="1.274cm" fo:min-width="1.02cm"/>
    </style:style>
    <style:style style:name="gr43" style:family="graphic" style:parent-style-name="standard">
      <style:graphic-properties draw:stroke="none" draw:fill-color="#bf819e" draw:textarea-horizontal-align="justify" draw:textarea-vertical-align="middle" draw:auto-grow-height="false" fo:min-height="1.274cm" fo:min-width="1.021cm"/>
    </style:style>
    <style:style style:name="gr44"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2.086cm" fo:min-width="1.745cm" fo:padding-top="0.226cm" fo:padding-bottom="0.226cm" fo:padding-left="0.351cm" fo:padding-right="0.351cm" draw:shadow="hidden"/>
    </style:style>
    <style:style style:name="gr45" style:family="graphic" style:parent-style-name="standard">
      <style:graphic-properties draw:stroke="none" svg:stroke-color="#3465a4" draw:fill-color="#999999" draw:textarea-horizontal-align="justify" draw:textarea-vertical-align="middle" draw:auto-grow-height="false" fo:min-height="1.188cm" fo:min-width="0.398cm" draw:shadow="hidden"/>
    </style:style>
    <style:style style:name="gr46" style:family="graphic" style:parent-style-name="standard">
      <style:graphic-properties svg:stroke-width="0.152cm" svg:stroke-color="#999999" draw:marker-start-width="0.432cm" draw:marker-end-width="0.432cm" draw:fill-color="#999999" draw:textarea-horizontal-align="justify" draw:textarea-vertical-align="middle" draw:auto-grow-height="false" fo:min-height="0.47cm" fo:min-width="2.194cm" fo:padding-top="0.201cm" fo:padding-bottom="0.201cm" fo:padding-left="0.326cm" fo:padding-right="0.326cm" draw:shadow="hidden"/>
    </style:style>
    <style:style style:name="gr47" style:family="graphic" style:parent-style-name="standard">
      <style:graphic-properties svg:stroke-width="0.305cm" svg:stroke-color="#dddddd" draw:marker-start-width="0.66cm" draw:marker-end-width="0.66cm" draw:fill-color="#333333" draw:textarea-horizontal-align="justify" draw:textarea-vertical-align="middle" draw:auto-grow-height="false" fo:min-height="3.073cm" fo:min-width="3.363cm" fo:padding-top="0.277cm" fo:padding-bottom="0.277cm" fo:padding-left="0.402cm" fo:padding-right="0.402cm" draw:shadow="hidden"/>
    </style:style>
    <style:style style:name="gr48"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49" style:family="graphic" style:parent-style-name="standard">
      <style:graphic-properties draw:fill-color="#ffffff" draw:textarea-horizontal-align="justify" draw:textarea-vertical-align="middle" draw:auto-grow-height="false" fo:min-height="0.739cm" fo:min-width="0.578cm"/>
    </style:style>
    <style:style style:name="gr50" style:family="graphic" style:parent-style-name="standard">
      <style:graphic-properties svg:stroke-width="0.305cm" svg:stroke-color="#dddddd" draw:marker-start-width="0.66cm" draw:marker-end-width="0.66cm" draw:fill-color="#355269" draw:textarea-horizontal-align="justify" draw:textarea-vertical-align="middle" draw:auto-grow-height="false" fo:min-height="3.073cm" fo:min-width="3.363cm" fo:padding-top="0.277cm" fo:padding-bottom="0.277cm" fo:padding-left="0.402cm" fo:padding-right="0.402cm" draw:shadow="hidden"/>
    </style:style>
    <style:style style:name="gr51" style:family="graphic" style:parent-style-name="standard">
      <style:graphic-properties draw:fill-color="#355269" draw:textarea-horizontal-align="justify" draw:textarea-vertical-align="middle" draw:auto-grow-height="false" fo:min-height="3.073cm" fo:min-width="3.363cm"/>
    </style:style>
    <style:style style:name="gr52" style:family="graphic" style:parent-style-name="standard">
      <style:graphic-properties draw:fill-color="#355269" draw:textarea-horizontal-align="justify" draw:textarea-vertical-align="middle" draw:auto-grow-height="false" fo:min-height="2.175cm" fo:min-width="1.925cm"/>
    </style:style>
    <style:style style:name="gr53" style:family="graphic" style:parent-style-name="standard">
      <style:graphic-properties draw:fill-color="#355269" draw:textarea-horizontal-align="justify" draw:textarea-vertical-align="middle" draw:auto-grow-height="false" fo:min-height="1.508cm" fo:min-width="3.901cm"/>
    </style:style>
    <style:style style:name="gr54" style:family="graphic" style:parent-style-name="standard">
      <style:graphic-properties draw:fill-color="#355269" draw:textarea-horizontal-align="justify" draw:textarea-vertical-align="middle" draw:auto-grow-height="false" fo:min-height="1.726cm" fo:min-width="4.71cm" draw:shadow="hidden"/>
    </style:style>
    <style:style style:name="gr55" style:family="graphic" style:parent-style-name="standard">
      <style:graphic-properties draw:fill-color="#355269" draw:textarea-horizontal-align="justify" draw:textarea-vertical-align="middle" draw:auto-grow-height="false" fo:min-height="0.482cm" fo:min-width="2.644cm"/>
    </style:style>
    <style:style style:name="gr56" style:family="graphic" style:parent-style-name="standard">
      <style:graphic-properties draw:fill-color="#333333" draw:textarea-horizontal-align="justify" draw:textarea-vertical-align="middle" draw:auto-grow-height="false" fo:min-height="3.073cm" fo:min-width="3.363cm"/>
    </style:style>
    <style:style style:name="gr57" style:family="graphic" style:parent-style-name="standard">
      <style:graphic-properties draw:fill-color="#333333" draw:textarea-horizontal-align="justify" draw:textarea-vertical-align="middle" draw:auto-grow-height="false" fo:min-height="2.175cm" fo:min-width="1.925cm"/>
    </style:style>
    <style:style style:name="gr58" style:family="graphic" style:parent-style-name="standard">
      <style:graphic-properties draw:fill-color="#333333" draw:textarea-horizontal-align="justify" draw:textarea-vertical-align="middle" draw:auto-grow-height="false" fo:min-height="1.508cm" fo:min-width="3.901cm"/>
    </style:style>
    <style:style style:name="gr59" style:family="graphic" style:parent-style-name="standard">
      <style:graphic-properties draw:fill-color="#333333" draw:textarea-horizontal-align="justify" draw:textarea-vertical-align="middle" draw:auto-grow-height="false" fo:min-height="1.726cm" fo:min-width="4.71cm" draw:shadow="hidden"/>
    </style:style>
    <style:style style:name="gr60" style:family="graphic" style:parent-style-name="standard">
      <style:graphic-properties draw:fill-color="#333333" draw:textarea-horizontal-align="justify" draw:textarea-vertical-align="middle" draw:auto-grow-height="false" fo:min-height="0.482cm" fo:min-width="2.644cm"/>
    </style:style>
    <style:style style:name="gr61"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2.086cm" fo:min-width="1.745cm" fo:padding-top="0.277cm" fo:padding-bottom="0.277cm" fo:padding-left="0.402cm" fo:padding-right="0.402cm" draw:shadow="hidden"/>
    </style:style>
    <style:style style:name="gr62" style:family="graphic" style:parent-style-name="standard">
      <style:graphic-properties draw:stroke="solid" svg:stroke-width="0.305cm" svg:stroke-color="#333333" draw:marker-start-width="0.66cm" draw:marker-end-width="0.66cm" draw:fill-color="#ca906e" draw:textarea-horizontal-align="justify" draw:textarea-vertical-align="middle" draw:auto-grow-height="false" fo:min-height="3.073cm" fo:min-width="3.363cm" fo:padding-top="0.277cm" fo:padding-bottom="0.277cm" fo:padding-left="0.402cm" fo:padding-right="0.402cm" draw:shadow="hidden"/>
    </style:style>
    <style:style style:name="gr63" style:family="graphic" style:parent-style-name="standard">
      <style:graphic-properties draw:stroke="none" svg:stroke-color="#3465a4" draw:fill-color="#ebbd8b" draw:textarea-horizontal-align="justify" draw:textarea-vertical-align="middle" draw:auto-grow-height="false" fo:min-height="1.188cm" fo:min-width="0.398cm" draw:shadow="hidden"/>
    </style:style>
    <style:style style:name="gr64" style:family="graphic" style:parent-style-name="standard">
      <style:graphic-properties svg:stroke-width="0.152cm" svg:stroke-color="#ebbd8b" draw:marker-start-width="0.432cm" draw:marker-end-width="0.432cm" draw:fill-color="#ffdbb6" draw:textarea-horizontal-align="justify" draw:textarea-vertical-align="middle" draw:auto-grow-height="false" fo:min-height="0.47cm" fo:min-width="2.194cm" fo:padding-top="0.201cm" fo:padding-bottom="0.201cm" fo:padding-left="0.326cm" fo:padding-right="0.326cm" draw:shadow="hidden"/>
    </style:style>
    <style:style style:name="gr65" style:family="graphic" style:parent-style-name="standard">
      <style:graphic-properties draw:stroke="none" svg:stroke-width="0.051cm" svg:stroke-color="#ffffff" draw:marker-start-width="0.279cm" draw:marker-end-width="0.279cm" draw:fill-color="#ebbd8b" draw:textarea-horizontal-align="justify" draw:textarea-vertical-align="middle" draw:auto-grow-height="false" fo:min-height="0.47cm" fo:min-width="2.194cm" fo:padding-top="0.15cm" fo:padding-bottom="0.15cm" fo:padding-left="0.275cm" fo:padding-right="0.275cm" draw:shadow="hidden"/>
    </style:style>
    <style:style style:name="gr66" style:family="graphic" style:parent-style-name="standard">
      <style:graphic-properties draw:stroke="solid" svg:stroke-width="0.305cm" svg:stroke-color="#333333" draw:marker-start-width="0.66cm" draw:marker-end-width="0.66cm" draw:fill-color="#ffdbb6" draw:textarea-horizontal-align="justify" draw:textarea-vertical-align="middle" draw:auto-grow-height="false" fo:min-height="3.073cm" fo:min-width="3.363cm" fo:padding-top="0.277cm" fo:padding-bottom="0.277cm" fo:padding-left="0.402cm" fo:padding-right="0.402cm" draw:shadow="hidden"/>
    </style:style>
    <style:style style:name="gr67" style:family="graphic" style:parent-style-name="standard">
      <style:graphic-properties draw:stroke="solid" svg:stroke-width="0.305cm" svg:stroke-color="#333333" draw:marker-start-width="0.66cm" draw:marker-end-width="0.66cm" draw:fill-color="#eeeeee" draw:textarea-horizontal-align="justify" draw:textarea-vertical-align="middle" draw:auto-grow-height="false" fo:min-height="3.073cm" fo:min-width="3.363cm" fo:padding-top="0.277cm" fo:padding-bottom="0.277cm" fo:padding-left="0.402cm" fo:padding-right="0.402cm" draw:shadow="hidden"/>
    </style:style>
    <style:style style:name="gr68" style:family="graphic" style:parent-style-name="standard">
      <style:graphic-properties draw:stroke="none" svg:stroke-color="#3465a4" draw:fill-color="#eeeeee" draw:textarea-horizontal-align="justify" draw:textarea-vertical-align="middle" draw:auto-grow-height="false" fo:min-height="3.073cm" fo:min-width="3.363cm"/>
    </style:style>
    <style:style style:name="gr69" style:family="graphic" style:parent-style-name="standard">
      <style:graphic-properties draw:stroke="none" svg:stroke-color="#3465a4" draw:fill-color="#eeeeee" draw:textarea-horizontal-align="justify" draw:textarea-vertical-align="middle" draw:auto-grow-height="false" fo:min-height="2.175cm" fo:min-width="1.925cm"/>
    </style:style>
    <style:style style:name="gr70" style:family="graphic" style:parent-style-name="standard">
      <style:graphic-properties draw:stroke="none" svg:stroke-color="#3465a4" draw:fill-color="#eeeeee" draw:textarea-horizontal-align="justify" draw:textarea-vertical-align="middle" draw:auto-grow-height="false" fo:min-height="1.508cm" fo:min-width="3.901cm"/>
    </style:style>
    <style:style style:name="gr71" style:family="graphic" style:parent-style-name="standard">
      <style:graphic-properties draw:stroke="none" svg:stroke-color="#3465a4" draw:fill-color="#eeeeee" draw:textarea-horizontal-align="justify" draw:textarea-vertical-align="middle" draw:auto-grow-height="false" fo:min-height="1.726cm" fo:min-width="4.71cm" draw:shadow="hidden"/>
    </style:style>
    <style:style style:name="gr72" style:family="graphic" style:parent-style-name="standard">
      <style:graphic-properties draw:stroke="none" svg:stroke-color="#3465a4" draw:fill-color="#eeeeee" draw:textarea-horizontal-align="justify" draw:textarea-vertical-align="middle" draw:auto-grow-height="false" fo:min-height="0.482cm" fo:min-width="2.644cm"/>
    </style:style>
    <style:style style:name="gr73" style:family="graphic" style:parent-style-name="standard">
      <style:graphic-properties draw:fill-color="#eeeeee" draw:textarea-horizontal-align="justify" draw:textarea-vertical-align="middle" draw:auto-grow-height="false" fo:min-height="2.086cm" fo:min-width="1.745cm"/>
    </style:style>
    <style:style style:name="gr74" style:family="graphic" style:parent-style-name="standard">
      <style:graphic-properties draw:fill-color="#eeeeee" draw:textarea-horizontal-align="justify" draw:textarea-vertical-align="middle" draw:auto-grow-height="false" fo:min-height="1.508cm" fo:min-width="3.901cm"/>
    </style:style>
    <style:style style:name="gr75" style:family="graphic" style:parent-style-name="standard">
      <style:graphic-properties draw:fill-color="#eeeeee" draw:textarea-horizontal-align="justify" draw:textarea-vertical-align="middle" draw:auto-grow-height="false" fo:min-height="1.726cm" fo:min-width="4.71cm" draw:shadow="hidden"/>
    </style:style>
    <style:style style:name="gr76" style:family="graphic" style:parent-style-name="standard">
      <style:graphic-properties draw:fill-color="#eeeeee" draw:textarea-horizontal-align="justify" draw:textarea-vertical-align="middle" draw:auto-grow-height="false" fo:min-height="2.624cm" fo:min-width="3.003cm"/>
    </style:style>
    <style:style style:name="gr77" style:family="graphic" style:parent-style-name="standard">
      <style:graphic-properties draw:fill-color="#eeeeee" draw:textarea-horizontal-align="justify" draw:textarea-vertical-align="middle" draw:auto-grow-height="false" fo:min-height="0.482cm" fo:min-width="2.373cm"/>
    </style:style>
    <style:style style:name="gr78" style:family="graphic" style:parent-style-name="standard">
      <style:graphic-properties draw:stroke="solid" svg:stroke-width="0.203cm" svg:stroke-color="#dddddd" draw:marker-start-width="0.508cm" draw:marker-end-width="0.508cm" draw:fill-color="#333333" draw:textarea-horizontal-align="justify" draw:textarea-vertical-align="middle" draw:auto-grow-height="false" fo:min-height="1.508cm" fo:min-width="3.901cm" fo:padding-top="0.226cm" fo:padding-bottom="0.226cm" fo:padding-left="0.351cm" fo:padding-right="0.351cm" draw:shadow="hidden"/>
    </style:style>
    <style:style style:name="gr79" style:family="graphic" style:parent-style-name="standard">
      <style:graphic-properties draw:stroke="none" svg:stroke-color="#3465a4" draw:fill-color="#cccccc" draw:textarea-horizontal-align="justify" draw:textarea-vertical-align="middle" draw:auto-grow-height="false" fo:min-height="1.188cm" fo:min-width="0.398cm" draw:shadow="hidden"/>
    </style:style>
    <style:style style:name="gr80" style:family="graphic" style:parent-style-name="standard">
      <style:graphic-properties draw:stroke="none" svg:stroke-color="#3465a4" draw:fill-color="#999999" draw:textarea-horizontal-align="justify" draw:textarea-vertical-align="middle" draw:auto-grow-height="false" fo:min-height="0.47cm" fo:min-width="2.194cm" draw:shadow="hidden"/>
    </style:style>
    <style:style style:name="gr81" style:family="graphic" style:parent-style-name="standard">
      <style:graphic-properties draw:stroke="none" svg:stroke-color="#3465a4" draw:fill-color="#999999" draw:textarea-horizontal-align="justify" draw:textarea-vertical-align="middle" draw:auto-grow-height="false" fo:min-height="0.391cm" fo:min-width="0cm"/>
    </style:style>
    <style:style style:name="gr82" style:family="graphic" style:parent-style-name="standard">
      <style:graphic-properties draw:stroke="none" svg:stroke-color="#3465a4" draw:fill-color="#999999" draw:textarea-horizontal-align="justify" draw:textarea-vertical-align="middle" draw:auto-grow-height="false" fo:min-height="1.637cm" fo:min-width="1.118cm" draw:shadow="hidden"/>
    </style:style>
    <style:style style:name="gr83" style:family="graphic" style:parent-style-name="standard">
      <style:graphic-properties draw:stroke="none" svg:stroke-color="#3465a4" draw:fill-color="#333333" draw:textarea-horizontal-align="justify" draw:textarea-vertical-align="middle" draw:auto-grow-height="false" fo:min-height="3.522cm" fo:min-width="3.721cm"/>
    </style:style>
    <style:style style:name="gr84" style:family="graphic" style:parent-style-name="standard">
      <style:graphic-properties draw:stroke="none" svg:stroke-color="#3465a4" draw:fill-color="#333333" draw:textarea-horizontal-align="justify" draw:textarea-vertical-align="middle" draw:auto-grow-height="false" fo:min-height="1.153cm" fo:min-width="1.891cm"/>
    </style:style>
    <style:style style:name="gr85" style:family="graphic" style:parent-style-name="standard">
      <style:graphic-properties draw:fill-color="#333333" draw:textarea-horizontal-align="justify" draw:textarea-vertical-align="middle" draw:auto-grow-height="false" fo:min-height="0.919cm" fo:min-width="0.758cm"/>
    </style:style>
    <style:style style:name="gr86" style:family="graphic" style:parent-style-name="standard">
      <style:graphic-properties draw:stroke="none" svg:stroke-color="#3465a4" draw:fill-color="#eeeeee" draw:textarea-horizontal-align="justify" draw:textarea-vertical-align="middle" draw:auto-grow-height="false" fo:min-height="1.188cm" fo:min-width="0.398cm" draw:shadow="hidden"/>
    </style:style>
    <style:style style:name="gr87" style:family="graphic" style:parent-style-name="standard">
      <style:graphic-properties draw:stroke="none" svg:stroke-color="#3465a4" draw:fill-color="#333333" draw:textarea-horizontal-align="justify" draw:textarea-vertical-align="middle" draw:auto-grow-height="false" fo:min-height="1.508cm" fo:min-width="3.901cm"/>
    </style:style>
    <style:style style:name="gr88" style:family="graphic" style:parent-style-name="standard">
      <style:graphic-properties draw:stroke="none" svg:stroke-color="#3465a4" draw:fill-color="#333333" draw:textarea-horizontal-align="justify" draw:textarea-vertical-align="middle" draw:auto-grow-height="false" fo:min-height="1.726cm" fo:min-width="4.71cm" draw:shadow="hidden"/>
    </style:style>
    <style:style style:name="gr89" style:family="graphic" style:parent-style-name="standard">
      <style:graphic-properties draw:fill-color="#eeeeee" draw:textarea-horizontal-align="justify" draw:textarea-vertical-align="middle" draw:auto-grow-height="false" fo:min-height="0.47cm" fo:min-width="2.194cm" draw:shadow="hidden"/>
    </style:style>
    <style:style style:name="gr90" style:family="graphic" style:parent-style-name="standard">
      <style:graphic-properties draw:stroke="none" svg:stroke-color="#3465a4" draw:fill-color="#333333" draw:textarea-horizontal-align="justify" draw:textarea-vertical-align="middle" draw:auto-grow-height="false" fo:min-height="1.782cm" fo:min-width="3.945cm"/>
    </style:style>
    <style:style style:name="gr91" style:family="graphic" style:parent-style-name="standard">
      <style:graphic-properties draw:stroke="none" svg:stroke-color="#3465a4" draw:fill-color="#eeeeee" draw:textarea-horizontal-align="justify" draw:textarea-vertical-align="middle" draw:auto-grow-height="false" fo:min-height="0.392cm" fo:min-width="0cm"/>
    </style:style>
    <style:style style:name="gr92" style:family="graphic" style:parent-style-name="standard">
      <style:graphic-properties draw:stroke="none" svg:stroke-color="#3465a4" draw:fill-color="#dddddd" draw:textarea-horizontal-align="justify" draw:textarea-vertical-align="middle" draw:auto-grow-height="false" fo:min-height="1.637cm" fo:min-width="1.118cm" draw:shadow="hidden"/>
    </style:style>
    <style:style style:name="gr93"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3.522cm" fo:min-width="3.721cm" fo:padding-top="0.277cm" fo:padding-bottom="0.277cm" fo:padding-left="0.402cm" fo:padding-right="0.402cm" draw:shadow="hidden"/>
    </style:style>
    <style:style style:name="gr94"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95"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cm" fo:padding-bottom="0.2cm" fo:padding-left="0.325cm" fo:padding-right="0.325cm" draw:shadow="hidden"/>
    </style:style>
    <style:style style:name="gr96" style:family="graphic" style:parent-style-name="standard">
      <style:graphic-properties draw:stroke="none" svg:stroke-width="0.051cm" svg:stroke-color="#333333" draw:marker-start-width="0.279cm" draw:marker-end-width="0.279cm" draw:fill-color="#999999" draw:textarea-horizontal-align="justify" draw:textarea-vertical-align="middle" draw:auto-grow-height="false" fo:min-height="0.391cm" fo:min-width="0cm" fo:padding-top="0.15cm" fo:padding-bottom="0.15cm" fo:padding-left="0.275cm" fo:padding-right="0.275cm"/>
    </style:style>
    <style:style style:name="gr97" style:family="graphic" style:parent-style-name="standard">
      <style:graphic-properties draw:fill-color="#000000" draw:textarea-horizontal-align="justify" draw:textarea-vertical-align="middle" draw:auto-grow-height="false" fo:min-height="0.739cm" fo:min-width="0.578cm"/>
    </style:style>
    <style:style style:name="gr98" style:family="graphic" style:parent-style-name="standard">
      <style:graphic-properties draw:stroke="none" svg:stroke-color="#3465a4" draw:fill-color="#eeeeee" draw:textarea-horizontal-align="justify" draw:textarea-vertical-align="middle" draw:auto-grow-height="false" fo:min-height="3.522cm" fo:min-width="3.721cm"/>
    </style:style>
    <style:style style:name="gr99" style:family="graphic" style:parent-style-name="standard">
      <style:graphic-properties draw:stroke="none" svg:stroke-color="#3465a4" draw:fill-color="#eeeeee" draw:textarea-horizontal-align="justify" draw:textarea-vertical-align="middle" draw:auto-grow-height="false" fo:min-height="1.153cm" fo:min-width="1.891cm"/>
    </style:style>
    <style:style style:name="gr100" style:family="graphic" style:parent-style-name="standard">
      <style:graphic-properties draw:fill-color="#eeeeee" draw:textarea-horizontal-align="justify" draw:textarea-vertical-align="middle" draw:auto-grow-height="false" fo:min-height="0.919cm" fo:min-width="0.758cm"/>
    </style:style>
    <style:style style:name="gr101" style:family="graphic" style:parent-style-name="standard">
      <style:graphic-properties draw:stroke="none" svg:stroke-color="#3465a4" draw:fill-color="#333333" draw:textarea-horizontal-align="justify" draw:textarea-vertical-align="middle" draw:auto-grow-height="false" fo:min-height="1.188cm" fo:min-width="0.398cm" draw:shadow="hidden"/>
    </style:style>
    <style:style style:name="gr102" style:family="graphic" style:parent-style-name="standard">
      <style:graphic-properties draw:fill-color="#333333" draw:textarea-horizontal-align="justify" draw:textarea-vertical-align="middle" draw:auto-grow-height="false" fo:min-height="0.47cm" fo:min-width="2.194cm" draw:shadow="hidden"/>
    </style:style>
    <style:style style:name="gr103" style:family="graphic" style:parent-style-name="standard">
      <style:graphic-properties draw:stroke="none" svg:stroke-color="#3465a4" draw:fill-color="#eeeeee" draw:textarea-horizontal-align="justify" draw:textarea-vertical-align="middle" draw:auto-grow-height="false" fo:min-height="1.782cm" fo:min-width="3.945cm"/>
    </style:style>
    <style:style style:name="gr104" style:family="graphic" style:parent-style-name="standard">
      <style:graphic-properties draw:stroke="none" svg:stroke-color="#3465a4" draw:fill-color="#333333" draw:textarea-horizontal-align="justify" draw:textarea-vertical-align="middle" draw:auto-grow-height="false" fo:min-height="0.391cm" fo:min-width="0cm"/>
    </style:style>
    <style:style style:name="gr105" style:family="graphic" style:parent-style-name="standard">
      <style:graphic-properties draw:stroke="none" svg:stroke-color="#3465a4" draw:fill-color="#333333" draw:textarea-horizontal-align="justify" draw:textarea-vertical-align="middle" draw:auto-grow-height="false" fo:min-height="1.637cm" fo:min-width="1.118cm" draw:shadow="hidden"/>
    </style:style>
    <style:style style:name="gr106"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4.83cm" fo:min-width="5.469cm" fo:padding-top="0.226cm" fo:padding-bottom="0.226cm" fo:padding-left="0.351cm" fo:padding-right="0.351cm" draw:shadow="hidden"/>
    </style:style>
    <style:style style:name="gr107" style:family="graphic" style:parent-style-name="standard">
      <style:graphic-properties draw:stroke="none" svg:stroke-width="0.051cm" svg:stroke-color="#ffffff" draw:marker-start-width="0.279cm" draw:marker-end-width="0.279cm" draw:fill-color="#999999" draw:textarea-horizontal-align="justify" draw:textarea-vertical-align="middle" draw:auto-grow-height="false" fo:min-height="0cm" fo:min-width="0.072cm" fo:padding-top="0.15cm" fo:padding-bottom="0.15cm" fo:padding-left="0.275cm" fo:padding-right="0.275cm"/>
    </style:style>
    <style:style style:name="gr108" style:family="graphic" style:parent-style-name="objectwithoutfill">
      <style:graphic-properties draw:stroke="none" svg:stroke-color="#3465a4" draw:fill="solid" draw:fill-color="#999999" draw:textarea-vertical-align="middle"/>
    </style:style>
    <style:style style:name="gr109" style:family="graphic" style:parent-style-name="standard">
      <style:graphic-properties draw:fill-color="#333333" draw:textarea-horizontal-align="justify" draw:textarea-vertical-align="middle" draw:auto-grow-height="false" fo:min-height="4.83cm" fo:min-width="5.469cm"/>
    </style:style>
    <style:style style:name="gr110" style:family="graphic" style:parent-style-name="standard">
      <style:graphic-properties draw:stroke="none" svg:stroke-color="#3465a4" draw:fill-color="#333333" draw:textarea-horizontal-align="justify" draw:textarea-vertical-align="middle" draw:auto-grow-height="false" fo:min-height="1.726cm" fo:min-width="4.71cm"/>
    </style:style>
    <style:style style:name="gr111" style:family="graphic" style:parent-style-name="standard">
      <style:graphic-properties draw:stroke="none" svg:stroke-color="#3465a4" draw:fill-color="#333333" draw:textarea-horizontal-align="justify" draw:textarea-vertical-align="middle" draw:auto-grow-height="false" fo:min-height="0.739cm" fo:min-width="1.925cm" draw:shadow="hidden"/>
    </style:style>
    <style:style style:name="gr112" style:family="graphic" style:parent-style-name="standard">
      <style:graphic-properties draw:fill-color="#333333" draw:textarea-horizontal-align="justify" draw:textarea-vertical-align="middle" draw:auto-grow-height="false" fo:min-height="0.759cm" fo:min-width="0.898cm" draw:shadow="hidden"/>
    </style:style>
    <style:style style:name="gr113" style:family="graphic" style:parent-style-name="standard">
      <style:graphic-properties draw:fill-color="#eeeeee" draw:textarea-horizontal-align="justify" draw:textarea-vertical-align="middle" draw:auto-grow-height="false" fo:min-height="0cm" fo:min-width="0.072cm"/>
    </style:style>
    <style:style style:name="gr114" style:family="graphic" style:parent-style-name="objectwithoutfill">
      <style:graphic-properties draw:fill="solid" draw:fill-color="#b2b2b2" draw:textarea-vertical-align="middle"/>
    </style:style>
    <style:style style:name="gr115" style:family="graphic" style:parent-style-name="standard">
      <style:graphic-properties draw:stroke="solid" svg:stroke-width="0.305cm" svg:stroke-color="#000000" draw:marker-start-width="0.66cm" draw:marker-end-width="0.66cm" draw:fill-color="#ffdbb6" draw:textarea-horizontal-align="justify" draw:textarea-vertical-align="middle" draw:auto-grow-height="false" fo:min-height="4.83cm" fo:min-width="5.469cm" fo:padding-top="0.277cm" fo:padding-bottom="0.277cm" fo:padding-left="0.402cm" fo:padding-right="0.402cm" draw:shadow="hidden"/>
    </style:style>
    <style:style style:name="gr116" style:family="graphic" style:parent-style-name="standard">
      <style:graphic-properties svg:stroke-width="0.152cm" svg:stroke-color="#ebbd8b" draw:marker-start-width="0.432cm" draw:marker-end-width="0.432cm" draw:fill-color="#ebbd8b" draw:textarea-horizontal-align="justify" draw:textarea-vertical-align="middle" draw:auto-grow-height="false" fo:min-height="0.47cm" fo:min-width="2.194cm" fo:padding-top="0.201cm" fo:padding-bottom="0.201cm" fo:padding-left="0.326cm" fo:padding-right="0.326cm" draw:shadow="hidden"/>
    </style:style>
    <style:style style:name="gr117" style:family="graphic" style:parent-style-name="standard">
      <style:graphic-properties draw:stroke="none" svg:stroke-color="#3465a4" draw:fill-color="#ebbd8b" draw:textarea-horizontal-align="justify" draw:textarea-vertical-align="middle" draw:auto-grow-height="false" fo:min-height="0cm" fo:min-width="0.072cm"/>
    </style:style>
    <style:style style:name="gr118" style:family="graphic" style:parent-style-name="objectwithoutfill">
      <style:graphic-properties draw:stroke="none" svg:stroke-color="#3465a4" draw:fill="solid" draw:fill-color="#ebbd8b" draw:textarea-vertical-align="middle"/>
    </style:style>
    <style:style style:name="gr119" style:family="graphic" style:parent-style-name="standard">
      <style:graphic-properties draw:stroke="none" svg:stroke-width="0.051cm" svg:stroke-color="#ebbd8b" draw:marker-start-width="0.279cm" draw:marker-end-width="0.279cm" draw:fill-color="#ebbd8b" draw:textarea-horizontal-align="justify" draw:textarea-vertical-align="middle" draw:auto-grow-height="false" fo:min-height="0.47cm" fo:min-width="2.194cm" fo:padding-top="0.15cm" fo:padding-bottom="0.15cm" fo:padding-left="0.275cm" fo:padding-right="0.275cm" draw:shadow="hidden"/>
    </style:style>
    <style:style style:name="gr120" style:family="graphic" style:parent-style-name="standard">
      <style:graphic-properties draw:stroke="solid" svg:stroke-width="0.305cm" svg:stroke-color="#000000" draw:marker-start-width="0.66cm" draw:marker-end-width="0.66cm" draw:fill-color="#ca906e" draw:textarea-horizontal-align="justify" draw:textarea-vertical-align="middle" draw:auto-grow-height="false" fo:min-height="4.83cm" fo:min-width="5.469cm" fo:padding-top="0.277cm" fo:padding-bottom="0.277cm" fo:padding-left="0.402cm" fo:padding-right="0.402cm" draw:shadow="hidden"/>
    </style:style>
    <style:style style:name="gr121" style:family="graphic" style:parent-style-name="standard">
      <style:graphic-properties svg:stroke-width="0.152cm" svg:stroke-color="#ebbd8b"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22" style:family="graphic" style:parent-style-name="standard">
      <style:graphic-properties draw:stroke="none" svg:stroke-width="0.051cm" svg:stroke-color="#158466" draw:marker-start-width="0.279cm" draw:marker-end-width="0.279cm" draw:fill-color="#ebbd8b" draw:textarea-horizontal-align="justify" draw:textarea-vertical-align="middle" draw:auto-grow-height="false" fo:min-height="0.47cm" fo:min-width="2.194cm" fo:padding-top="0.15cm" fo:padding-bottom="0.15cm" fo:padding-left="0.275cm" fo:padding-right="0.275cm" draw:shadow="hidden"/>
    </style:style>
    <style:style style:name="gr123"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4.83cm" fo:min-width="5.469cm" fo:padding-top="0.277cm" fo:padding-bottom="0.277cm" fo:padding-left="0.402cm" fo:padding-right="0.402cm" draw:shadow="hidden"/>
    </style:style>
    <style:style style:name="gr124" style:family="graphic" style:parent-style-name="standard">
      <style:graphic-properties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125" style:family="graphic" style:parent-style-name="standard">
      <style:graphic-properties draw:stroke="none" svg:stroke-color="#3465a4" draw:fill-color="#999999" draw:textarea-horizontal-align="justify" draw:textarea-vertical-align="middle" draw:auto-grow-height="false" fo:min-height="0cm" fo:min-width="0.072cm"/>
    </style:style>
    <style:style style:name="gr126" style:family="graphic" style:parent-style-name="standard">
      <style:graphic-properties draw:stroke="none" svg:stroke-color="#3465a4" draw:fill-color="#eeeeee" draw:textarea-horizontal-align="justify" draw:textarea-vertical-align="middle" draw:auto-grow-height="false" fo:min-height="4.83cm" fo:min-width="5.469cm"/>
    </style:style>
    <style:style style:name="gr127" style:family="graphic" style:parent-style-name="standard">
      <style:graphic-properties draw:stroke="none" svg:stroke-color="#3465a4" draw:fill-color="#eeeeee" draw:textarea-horizontal-align="justify" draw:textarea-vertical-align="middle" draw:auto-grow-height="false" fo:min-height="1.726cm" fo:min-width="4.71cm"/>
    </style:style>
    <style:style style:name="gr128" style:family="graphic" style:parent-style-name="standard">
      <style:graphic-properties draw:stroke="none" svg:stroke-color="#3465a4" draw:fill-color="#333333" draw:textarea-horizontal-align="justify" draw:textarea-vertical-align="middle" draw:auto-grow-height="false" fo:min-height="2.15cm" fo:min-width="0.902cm"/>
    </style:style>
    <style:style style:name="gr129" style:family="graphic" style:parent-style-name="standard">
      <style:graphic-properties draw:stroke="none" svg:stroke-color="#3465a4" draw:fill-color="#eeeeee" draw:textarea-horizontal-align="justify" draw:textarea-vertical-align="middle" draw:auto-grow-height="false" fo:min-height="0.739cm" fo:min-width="1.925cm" draw:shadow="hidden"/>
    </style:style>
    <style:style style:name="gr130" style:family="graphic" style:parent-style-name="standard">
      <style:graphic-properties draw:fill-color="#eeeeee" draw:textarea-horizontal-align="justify" draw:textarea-vertical-align="middle" draw:auto-grow-height="false" fo:min-height="0.759cm" fo:min-width="0.898cm" draw:shadow="hidden"/>
    </style:style>
    <style:style style:name="gr131" style:family="graphic" style:parent-style-name="standard">
      <style:graphic-properties draw:fill-color="#333333" draw:textarea-horizontal-align="justify" draw:textarea-vertical-align="middle" draw:auto-grow-height="false" fo:min-height="0cm" fo:min-width="0.072cm"/>
    </style:style>
    <style:style style:name="gr132" style:family="graphic" style:parent-style-name="standard">
      <style:graphic-properties draw:stroke="solid" svg:stroke-width="0.203cm" svg:stroke-color="#cccccc" draw:marker-start-width="0.508cm" draw:marker-end-width="0.508cm" draw:fill-color="#333333" draw:textarea-horizontal-align="justify" draw:textarea-vertical-align="middle" draw:auto-grow-height="false" fo:min-height="2.383cm" fo:min-width="3.841cm" fo:padding-top="0.226cm" fo:padding-bottom="0.226cm" fo:padding-left="0.351cm" fo:padding-right="0.351cm" draw:shadow="hidden"/>
    </style:style>
    <style:style style:name="gr133" style:family="graphic" style:parent-style-name="standard">
      <style:graphic-properties draw:stroke="none" svg:stroke-color="#3465a4" draw:fill-color="#999999" draw:textarea-horizontal-align="justify" draw:textarea-vertical-align="middle" draw:auto-grow-height="false" fo:min-height="1.493cm" fo:min-width="0cm"/>
    </style:style>
    <style:style style:name="gr134" style:family="graphic" style:parent-style-name="standard">
      <style:graphic-properties draw:stroke="none" svg:stroke-color="#3465a4" draw:fill-color="#999999" draw:textarea-horizontal-align="justify" draw:textarea-vertical-align="middle" draw:auto-grow-height="false" fo:min-height="1.25cm" fo:min-width="0cm"/>
    </style:style>
    <style:style style:name="gr135" style:family="graphic" style:parent-style-name="standard">
      <style:graphic-properties draw:stroke="none" svg:stroke-color="#3465a4" draw:fill-color="#999999" draw:textarea-horizontal-align="justify" draw:textarea-vertical-align="middle" draw:auto-grow-height="false" fo:min-height="1.096cm" fo:min-width="0cm"/>
    </style:style>
    <style:style style:name="gr136" style:family="graphic" style:parent-style-name="standard">
      <style:graphic-properties draw:stroke="none" svg:stroke-color="#3465a4" draw:fill-color="#999999" draw:textarea-horizontal-align="justify" draw:textarea-vertical-align="middle" draw:auto-grow-height="false" fo:min-height="1.492cm" fo:min-width="0cm"/>
    </style:style>
    <style:style style:name="gr137" style:family="graphic" style:parent-style-name="standard">
      <style:graphic-properties draw:stroke="none" svg:stroke-color="#3465a4" draw:fill-color="#333333" draw:textarea-horizontal-align="justify" draw:textarea-vertical-align="middle" draw:auto-grow-height="false" fo:min-height="2.383cm" fo:min-width="3.841cm"/>
    </style:style>
    <style:style style:name="gr138" style:family="graphic" style:parent-style-name="standard">
      <style:graphic-properties draw:stroke="none" svg:stroke-color="#3465a4" draw:fill-color="#b2b2b2" draw:textarea-horizontal-align="justify" draw:textarea-vertical-align="middle" draw:auto-grow-height="false" fo:min-height="1.188cm" fo:min-width="0.398cm" draw:shadow="hidden"/>
    </style:style>
    <style:style style:name="gr139" style:family="graphic" style:parent-style-name="standard">
      <style:graphic-properties draw:fill-color="#b2b2b2" draw:textarea-horizontal-align="justify" draw:textarea-vertical-align="middle" draw:auto-grow-height="false" fo:min-height="0.47cm" fo:min-width="2.194cm" draw:shadow="hidden"/>
    </style:style>
    <style:style style:name="gr140" style:family="graphic" style:parent-style-name="standard">
      <style:graphic-properties draw:stroke="none" svg:stroke-color="#3465a4" draw:fill-color="#333333" draw:textarea-horizontal-align="justify" draw:textarea-vertical-align="middle" draw:auto-grow-height="false" fo:min-height="2.566cm" fo:min-width="1.407cm"/>
    </style:style>
    <style:style style:name="gr141" style:family="graphic" style:parent-style-name="standard">
      <style:graphic-properties draw:stroke="none" svg:stroke-color="#3465a4" draw:fill-color="#333333" draw:textarea-horizontal-align="justify" draw:textarea-vertical-align="middle" draw:auto-grow-height="false" fo:min-height="2.85cm" fo:min-width="2.048cm"/>
    </style:style>
    <style:style style:name="gr142" style:family="graphic" style:parent-style-name="standard">
      <style:graphic-properties draw:stroke="none" svg:stroke-color="#3465a4" draw:fill-color="#333333" draw:textarea-horizontal-align="justify" draw:textarea-vertical-align="middle" draw:auto-grow-height="false" fo:min-height="2.851cm" fo:min-width="2.048cm"/>
    </style:style>
    <style:style style:name="gr143" style:family="graphic" style:parent-style-name="standard">
      <style:graphic-properties draw:fill-color="#b2b2b2" draw:textarea-horizontal-align="justify" draw:textarea-vertical-align="middle" draw:auto-grow-height="false" fo:min-height="1.493cm" fo:min-width="0cm"/>
    </style:style>
    <style:style style:name="gr144" style:family="graphic" style:parent-style-name="standard">
      <style:graphic-properties draw:fill-color="#b2b2b2" draw:textarea-horizontal-align="justify" draw:textarea-vertical-align="middle" draw:auto-grow-height="false" fo:min-height="1.25cm" fo:min-width="0cm"/>
    </style:style>
    <style:style style:name="gr145" style:family="graphic" style:parent-style-name="standard">
      <style:graphic-properties draw:fill-color="#b2b2b2" draw:textarea-horizontal-align="justify" draw:textarea-vertical-align="middle" draw:auto-grow-height="false" fo:min-height="1.096cm" fo:min-width="0cm"/>
    </style:style>
    <style:style style:name="gr146" style:family="graphic" style:parent-style-name="standard">
      <style:graphic-properties draw:fill-color="#b2b2b2" draw:textarea-horizontal-align="justify" draw:textarea-vertical-align="middle" draw:auto-grow-height="false" fo:min-height="1.492cm" fo:min-width="0cm"/>
    </style:style>
    <style:style style:name="gr147" style:family="graphic" style:parent-style-name="standard">
      <style:graphic-properties draw:stroke="solid" svg:stroke-width="0.305cm" svg:stroke-color="#000000" draw:marker-start-width="0.66cm" draw:marker-end-width="0.66cm" draw:fill-color="#eeeeee" draw:textarea-horizontal-align="justify" draw:textarea-vertical-align="middle" draw:auto-grow-height="false" fo:min-height="2.383cm" fo:min-width="3.841cm" fo:padding-top="0.277cm" fo:padding-bottom="0.277cm" fo:padding-left="0.402cm" fo:padding-right="0.402cm" draw:shadow="hidden"/>
    </style:style>
    <style:style style:name="gr148" style:family="graphic" style:parent-style-name="standard">
      <style:graphic-properties draw:stroke="none" svg:stroke-color="#3465a4" draw:fill-color="#eeeeee" draw:textarea-horizontal-align="justify" draw:textarea-vertical-align="middle" draw:auto-grow-height="false" fo:min-height="2.383cm" fo:min-width="3.841cm"/>
    </style:style>
    <style:style style:name="gr149" style:family="graphic" style:parent-style-name="standard">
      <style:graphic-properties draw:stroke="none" svg:stroke-color="#3465a4" draw:fill-color="#eeeeee" draw:textarea-horizontal-align="justify" draw:textarea-vertical-align="middle" draw:auto-grow-height="false" fo:min-height="2.566cm" fo:min-width="1.407cm"/>
    </style:style>
    <style:style style:name="gr150" style:family="graphic" style:parent-style-name="standard">
      <style:graphic-properties draw:stroke="none" svg:stroke-color="#3465a4" draw:fill-color="#eeeeee" draw:textarea-horizontal-align="justify" draw:textarea-vertical-align="middle" draw:auto-grow-height="false" fo:min-height="2.85cm" fo:min-width="2.048cm"/>
    </style:style>
    <style:style style:name="gr151" style:family="graphic" style:parent-style-name="standard">
      <style:graphic-properties draw:stroke="none" svg:stroke-color="#3465a4" draw:fill-color="#eeeeee" draw:textarea-horizontal-align="justify" draw:textarea-vertical-align="middle" draw:auto-grow-height="false" fo:min-height="2.851cm" fo:min-width="2.048cm"/>
    </style:style>
    <style:style style:name="gr152" style:family="graphic" style:parent-style-name="standard">
      <style:graphic-properties draw:fill-color="#333333" draw:textarea-horizontal-align="justify" draw:textarea-vertical-align="middle" draw:auto-grow-height="false" fo:min-height="1.493cm" fo:min-width="0cm"/>
    </style:style>
    <style:style style:name="gr153" style:family="graphic" style:parent-style-name="standard">
      <style:graphic-properties draw:fill-color="#333333" draw:textarea-horizontal-align="justify" draw:textarea-vertical-align="middle" draw:auto-grow-height="false" fo:min-height="1.25cm" fo:min-width="0cm"/>
    </style:style>
    <style:style style:name="gr154" style:family="graphic" style:parent-style-name="standard">
      <style:graphic-properties draw:fill-color="#333333" draw:textarea-horizontal-align="justify" draw:textarea-vertical-align="middle" draw:auto-grow-height="false" fo:min-height="1.096cm" fo:min-width="0cm"/>
    </style:style>
    <style:style style:name="gr155" style:family="graphic" style:parent-style-name="standard">
      <style:graphic-properties draw:fill-color="#333333" draw:textarea-horizontal-align="justify" draw:textarea-vertical-align="middle" draw:auto-grow-height="false" fo:min-height="1.492cm" fo:min-width="0cm"/>
    </style:style>
    <style:style style:name="gr156" style:family="graphic" style:parent-style-name="standard">
      <style:graphic-properties svg:stroke-width="0.203cm" svg:stroke-color="#cccccc" draw:marker-start-width="0.508cm" draw:marker-end-width="0.508cm" draw:fill-color="#333333" draw:textarea-horizontal-align="justify" draw:textarea-vertical-align="middle" draw:auto-grow-height="false" fo:min-height="1.726cm" fo:min-width="4.71cm" fo:padding-top="0.226cm" fo:padding-bottom="0.226cm" fo:padding-left="0.351cm" fo:padding-right="0.351cm" draw:shadow="hidden"/>
    </style:style>
    <style:style style:name="gr157" style:family="graphic" style:parent-style-name="standard">
      <style:graphic-properties draw:stroke="none" svg:stroke-color="#3465a4" draw:fill-color="#999999" draw:textarea-horizontal-align="justify" draw:textarea-vertical-align="middle" draw:auto-grow-height="false" fo:min-height="1.008cm" fo:min-width="0.758cm" draw:shadow="hidden"/>
    </style:style>
    <style:style style:name="gr158" style:family="graphic" style:parent-style-name="standard">
      <style:graphic-properties draw:stroke="none" svg:stroke-color="#3465a4" draw:fill-color="#999999" draw:textarea-horizontal-align="justify" draw:textarea-vertical-align="middle" draw:auto-grow-height="false" fo:min-height="1.817cm" fo:min-width="1.296cm"/>
    </style:style>
    <style:style style:name="gr159" style:family="graphic" style:parent-style-name="standard">
      <style:graphic-properties draw:fill-color="#333333" draw:textarea-horizontal-align="justify" draw:textarea-vertical-align="middle" draw:auto-grow-height="false" fo:min-height="1.726cm" fo:min-width="4.71cm"/>
    </style:style>
    <style:style style:name="gr160" style:family="graphic" style:parent-style-name="standard">
      <style:graphic-properties draw:fill-color="#333333" draw:textarea-horizontal-align="justify" draw:textarea-vertical-align="middle" draw:auto-grow-height="false" fo:min-height="1.813cm" fo:min-width="4.125cm"/>
    </style:style>
    <style:style style:name="gr161" style:family="graphic" style:parent-style-name="standard">
      <style:graphic-properties draw:fill-color="#333333" draw:auto-grow-height="false" fo:min-height="1.85cm" fo:min-width="6.235cm" fo:wrap-option="wrap"/>
    </style:style>
    <style:style style:name="gr162" style:family="graphic" style:parent-style-name="standard">
      <style:graphic-properties draw:fill-color="#333333" draw:textarea-horizontal-align="justify" draw:textarea-vertical-align="middle" draw:auto-grow-height="false" fo:min-height="0.766cm" fo:min-width="0.898cm"/>
    </style:style>
    <style:style style:name="gr163" style:family="graphic" style:parent-style-name="standard">
      <style:graphic-properties draw:fill-color="#999999" draw:textarea-horizontal-align="justify" draw:textarea-vertical-align="middle" draw:auto-grow-height="false" fo:min-height="1.008cm" fo:min-width="0.758cm" draw:shadow="hidden"/>
    </style:style>
    <style:style style:name="gr164" style:family="graphic" style:parent-style-name="standard">
      <style:graphic-properties draw:fill-color="#999999" draw:textarea-horizontal-align="justify" draw:textarea-vertical-align="middle" draw:auto-grow-height="false" fo:min-height="1.817cm" fo:min-width="1.296cm"/>
    </style:style>
    <style:style style:name="gr165" style:family="graphic" style:parent-style-name="standard">
      <style:graphic-properties draw:fill-color="#999999" draw:textarea-horizontal-align="justify" draw:textarea-vertical-align="middle" draw:auto-grow-height="false" fo:min-height="0.47cm" fo:min-width="2.194cm" draw:shadow="hidden"/>
    </style:style>
    <style:style style:name="gr166" style:family="graphic" style:parent-style-name="standard">
      <style:graphic-properties svg:stroke-width="0.305cm" svg:stroke-color="#000000" draw:marker-start-width="0.66cm" draw:marker-end-width="0.66cm" draw:fill-color="#eeeeee" draw:textarea-horizontal-align="justify" draw:textarea-vertical-align="middle" draw:auto-grow-height="false" fo:min-height="1.726cm" fo:min-width="4.71cm" fo:padding-top="0.277cm" fo:padding-bottom="0.277cm" fo:padding-left="0.402cm" fo:padding-right="0.402cm" draw:shadow="hidden"/>
    </style:style>
    <style:style style:name="gr167" style:family="graphic" style:parent-style-name="standard">
      <style:graphic-properties draw:fill-color="#eeeeee" draw:textarea-horizontal-align="justify" draw:textarea-vertical-align="middle" draw:auto-grow-height="false" fo:min-height="1.726cm" fo:min-width="4.71cm"/>
    </style:style>
    <style:style style:name="gr168" style:family="graphic" style:parent-style-name="standard">
      <style:graphic-properties draw:fill-color="#eeeeee" draw:textarea-horizontal-align="justify" draw:textarea-vertical-align="middle" draw:auto-grow-height="false" fo:min-height="1.813cm" fo:min-width="4.125cm"/>
    </style:style>
    <style:style style:name="gr169" style:family="graphic" style:parent-style-name="standard">
      <style:graphic-properties draw:fill-color="#eeeeee" draw:auto-grow-height="false" fo:min-height="1.85cm" fo:min-width="6.235cm" fo:wrap-option="wrap"/>
    </style:style>
    <style:style style:name="gr170" style:family="graphic" style:parent-style-name="standard">
      <style:graphic-properties draw:fill-color="#eeeeee" draw:textarea-horizontal-align="justify" draw:textarea-vertical-align="middle" draw:auto-grow-height="false" fo:min-height="0.766cm" fo:min-width="0.898cm"/>
    </style:style>
    <style:style style:name="gr171" style:family="graphic" style:parent-style-name="standard">
      <style:graphic-properties draw:fill-color="#333333" draw:textarea-horizontal-align="justify" draw:textarea-vertical-align="middle" draw:auto-grow-height="false" fo:min-height="1.008cm" fo:min-width="0.758cm" draw:shadow="hidden"/>
    </style:style>
    <style:style style:name="gr172" style:family="graphic" style:parent-style-name="standard">
      <style:graphic-properties draw:fill-color="#333333" draw:textarea-horizontal-align="justify" draw:textarea-vertical-align="middle" draw:auto-grow-height="false" fo:min-height="1.817cm" fo:min-width="1.296cm"/>
    </style:style>
    <style:style style:name="gr173" style:family="graphic" style:parent-style-name="standard">
      <style:graphic-properties draw:stroke="solid" svg:stroke-width="0.203cm" svg:stroke-color="#cccccc" draw:marker-start-width="0.508cm" draw:marker-end-width="0.508cm" draw:fill-color="#333333" draw:textarea-horizontal-align="center" draw:textarea-vertical-align="middle" fo:padding-top="0.226cm" fo:padding-bottom="0.226cm" fo:padding-left="0.351cm" fo:padding-right="0.351cm"/>
    </style:style>
    <style:style style:name="gr174"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174cm" fo:min-width="0.205cm" fo:padding-top="0.15cm" fo:padding-bottom="0.15cm" fo:padding-left="0.275cm" fo:padding-right="0.275cm" draw:shadow="hidden"/>
    </style:style>
    <style:style style:name="gr175"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1.188cm" fo:min-width="0.398cm" fo:padding-top="0.15cm" fo:padding-bottom="0.15cm" fo:padding-left="0.275cm" fo:padding-right="0.275cm" draw:shadow="hidden"/>
    </style:style>
    <style:style style:name="gr176" style:family="graphic" style:parent-style-name="standard">
      <style:graphic-properties draw:stroke="none" svg:stroke-width="0.051cm" svg:stroke-color="#2a6099" draw:marker-start-width="0.279cm" draw:marker-end-width="0.279cm" draw:fill-color="#999999" draw:textarea-horizontal-align="justify" draw:textarea-vertical-align="middle" draw:auto-grow-height="false" fo:min-height="0.47cm" fo:min-width="2.194cm" fo:padding-top="0.15cm" fo:padding-bottom="0.15cm" fo:padding-left="0.275cm" fo:padding-right="0.275cm" draw:shadow="hidden"/>
    </style:style>
    <style:style style:name="gr177" style:family="graphic" style:parent-style-name="standard">
      <style:graphic-properties draw:stroke="none" svg:stroke-width="0.051cm" svg:stroke-color="#2a6099" draw:marker-start-width="0.279cm" draw:marker-end-width="0.279cm" draw:fill-color="#eeeeee" draw:textarea-horizontal-align="justify" draw:textarea-vertical-align="middle" draw:auto-grow-height="false" fo:min-height="0cm" fo:min-width="0cm" fo:padding-top="0.15cm" fo:padding-bottom="0.15cm" fo:padding-left="0.275cm" fo:padding-right="0.275cm"/>
    </style:style>
    <style:style style:name="gr178" style:family="graphic" style:parent-style-name="standard">
      <style:graphic-properties draw:stroke="none" svg:stroke-color="#3465a4" draw:fill-color="#333333" draw:textarea-horizontal-align="center" draw:textarea-vertical-align="middle"/>
    </style:style>
    <style:style style:name="gr179" style:family="graphic" style:parent-style-name="standard">
      <style:graphic-properties draw:stroke="none" svg:stroke-color="#ffffff" draw:fill-color="#333333" draw:textarea-vertical-align="middle"/>
    </style:style>
    <style:style style:name="gr180" style:family="graphic" style:parent-style-name="standard">
      <style:graphic-properties draw:stroke="none" svg:stroke-color="#ffffff" draw:fill-color="#333333" draw:textarea-vertical-align="middle" draw:auto-grow-height="false" fo:min-height="1.655cm" fo:min-width="3.437cm"/>
    </style:style>
    <style:style style:name="gr181" style:family="graphic" style:parent-style-name="standard">
      <style:graphic-properties draw:stroke="none" svg:stroke-color="#ffffff" draw:fill-color="#333333" draw:textarea-horizontal-align="justify" draw:textarea-vertical-align="middle" draw:auto-grow-height="false" fo:min-height="1.622cm" fo:min-width="2.776cm"/>
    </style:style>
    <style:style style:name="gr182" style:family="graphic" style:parent-style-name="standard">
      <style:graphic-properties draw:stroke="none" svg:stroke-color="#ffffff" draw:fill-color="#333333" draw:textarea-horizontal-align="justify" draw:textarea-vertical-align="middle" draw:auto-grow-height="false" fo:min-height="1.537cm" fo:min-width="1.721cm"/>
    </style:style>
    <style:style style:name="gr183" style:family="graphic" style:parent-style-name="standard">
      <style:graphic-properties draw:stroke="none" svg:stroke-color="#ffffff" draw:fill-color="#333333" draw:textarea-horizontal-align="justify" draw:textarea-vertical-align="middle" draw:auto-grow-height="false" fo:min-height="1.924cm" fo:min-width="2.902cm"/>
    </style:style>
    <style:style style:name="gr184" style:family="graphic" style:parent-style-name="standard">
      <style:graphic-properties draw:stroke="none" svg:stroke-color="#ffffff" draw:fill-color="#eeeeee" draw:textarea-vertical-align="middle"/>
    </style:style>
    <style:style style:name="gr185" style:family="graphic" style:parent-style-name="standard">
      <style:graphic-properties draw:stroke="none" svg:stroke-color="#ffffff" draw:fill-color="#eeeeee" draw:textarea-horizontal-align="justify" draw:textarea-vertical-align="middle" draw:auto-grow-height="false" fo:min-height="0.174cm" fo:min-width="0.205cm"/>
    </style:style>
    <style:style style:name="gr186" style:family="graphic" style:parent-style-name="standard">
      <style:graphic-properties draw:stroke="none" svg:stroke-color="#ffffff" draw:fill-color="#eeeeee" draw:textarea-horizontal-align="justify" draw:textarea-vertical-align="middle" draw:auto-grow-height="false" fo:min-height="0.149cm" fo:min-width="0.497cm"/>
    </style:style>
    <style:style style:name="gr187" style:family="graphic" style:parent-style-name="standard">
      <style:graphic-properties draw:stroke="none" svg:stroke-color="#ffffff" draw:fill-color="#eeeeee" draw:textarea-horizontal-align="justify" draw:textarea-vertical-align="middle" draw:auto-grow-height="false" fo:min-height="1.188cm" fo:min-width="0.398cm" draw:shadow="hidden"/>
    </style:style>
    <style:style style:name="gr188" style:family="graphic" style:parent-style-name="standard">
      <style:graphic-properties draw:stroke="none" svg:stroke-color="#ffffff" draw:fill-color="#333333" draw:textarea-horizontal-align="justify" draw:textarea-vertical-align="middle" draw:auto-grow-height="false" fo:min-height="1.726cm" fo:min-width="4.71cm"/>
    </style:style>
    <style:style style:name="gr189" style:family="graphic" style:parent-style-name="standard">
      <style:graphic-properties draw:stroke="none" svg:stroke-color="#ffffff" draw:fill-color="#333333" draw:textarea-horizontal-align="justify" draw:textarea-vertical-align="middle" draw:auto-grow-height="false" fo:min-height="1.726cm" fo:min-width="4.71cm" draw:shadow="hidden"/>
    </style:style>
    <style:style style:name="gr190" style:family="graphic" style:parent-style-name="standard">
      <style:graphic-properties draw:stroke="none" svg:stroke-color="#ffffff" draw:fill-color="#eeeeee" draw:textarea-horizontal-align="justify" draw:textarea-vertical-align="middle" draw:auto-grow-height="false" fo:min-height="0.47cm" fo:min-width="2.194cm" draw:shadow="hidden"/>
    </style:style>
    <style:style style:name="gr191" style:family="graphic" style:parent-style-name="standard">
      <style:graphic-properties draw:stroke="none" svg:stroke-color="#ffffff" draw:fill-color="#eeeeee" draw:textarea-horizontal-align="justify" draw:textarea-vertical-align="middle" draw:auto-grow-height="false" fo:min-height="0cm" fo:min-width="0cm"/>
    </style:style>
    <style:style style:name="gr192" style:family="graphic" style:parent-style-name="standard">
      <style:graphic-properties draw:stroke="solid" svg:stroke-width="0.305cm" svg:stroke-color="#000000" draw:marker-start-width="0.66cm" draw:marker-end-width="0.66cm" draw:fill-color="#ca906e" draw:textarea-horizontal-align="center" draw:textarea-vertical-align="middle" fo:padding-top="0.276cm" fo:padding-bottom="0.276cm" fo:padding-left="0.401cm" fo:padding-right="0.401cm"/>
    </style:style>
    <style:style style:name="gr193" style:family="graphic" style:parent-style-name="standard">
      <style:graphic-properties draw:stroke="none" svg:stroke-color="#ffffff" draw:fill-color="#7b3d00" draw:textarea-vertical-align="middle"/>
    </style:style>
    <style:style style:name="gr194" style:family="graphic" style:parent-style-name="standard">
      <style:graphic-properties draw:stroke="none" svg:stroke-color="#ffffff" draw:fill-color="#7b3d00" draw:textarea-horizontal-align="justify" draw:textarea-vertical-align="middle" draw:auto-grow-height="false" fo:min-height="0.174cm" fo:min-width="0.205cm"/>
    </style:style>
    <style:style style:name="gr195" style:family="graphic" style:parent-style-name="standard">
      <style:graphic-properties draw:stroke="none" svg:stroke-color="#ffffff" draw:fill-color="#7b3d00" draw:textarea-horizontal-align="justify" draw:textarea-vertical-align="middle" draw:auto-grow-height="false" fo:min-height="0.149cm" fo:min-width="0.497cm"/>
    </style:style>
    <style:style style:name="gr196" style:family="graphic" style:parent-style-name="standard">
      <style:graphic-properties draw:stroke="none" svg:stroke-color="#00a933" draw:fill-color="#ebbd8b" draw:textarea-horizontal-align="justify" draw:textarea-vertical-align="middle" draw:auto-grow-height="false" fo:min-height="1.188cm" fo:min-width="0.398cm" draw:shadow="hidden"/>
    </style:style>
    <style:style style:name="gr197" style:family="graphic" style:parent-style-name="standard">
      <style:graphic-properties draw:stroke="solid" svg:stroke-width="0.152cm" svg:stroke-color="#ebbd8b" draw:marker-start-width="0.432cm" draw:marker-end-width="0.432cm" draw:fill-color="#158466" draw:textarea-horizontal-align="justify" draw:textarea-vertical-align="middle" draw:auto-grow-height="false" fo:min-height="0.47cm" fo:min-width="2.194cm" fo:padding-top="0.201cm" fo:padding-bottom="0.201cm" fo:padding-left="0.326cm" fo:padding-right="0.326cm" draw:shadow="hidden"/>
    </style:style>
    <style:style style:name="gr198" style:family="graphic" style:parent-style-name="standard">
      <style:graphic-properties draw:stroke="none" svg:stroke-color="#ffffff" draw:fill-color="#333333" draw:textarea-horizontal-align="justify" draw:textarea-vertical-align="middle" draw:auto-grow-height="false" fo:min-height="0cm" fo:min-width="0cm"/>
    </style:style>
    <style:style style:name="gr199" style:family="graphic" style:parent-style-name="standard">
      <style:graphic-properties draw:stroke="solid" svg:stroke-width="0.305cm" svg:stroke-color="#000000" draw:marker-start-width="0.66cm" draw:marker-end-width="0.66cm" draw:fill-color="#ffdbb6" draw:textarea-horizontal-align="center" draw:textarea-vertical-align="middle" fo:padding-top="0.276cm" fo:padding-bottom="0.276cm" fo:padding-left="0.401cm" fo:padding-right="0.401cm"/>
    </style:style>
    <style:style style:name="gr200" style:family="graphic" style:parent-style-name="standard">
      <style:graphic-properties draw:stroke="none" svg:stroke-color="#ffffff" draw:fill-color="#b85c00" draw:textarea-vertical-align="middle"/>
    </style:style>
    <style:style style:name="gr201" style:family="graphic" style:parent-style-name="standard">
      <style:graphic-properties draw:stroke="none" svg:stroke-color="#ffffff" draw:fill-color="#b85c00" draw:textarea-horizontal-align="justify" draw:textarea-vertical-align="middle" draw:auto-grow-height="false" fo:min-height="0.174cm" fo:min-width="0.205cm"/>
    </style:style>
    <style:style style:name="gr202" style:family="graphic" style:parent-style-name="standard">
      <style:graphic-properties draw:stroke="none" svg:stroke-color="#ffffff" draw:fill-color="#b85c00" draw:textarea-horizontal-align="justify" draw:textarea-vertical-align="middle" draw:auto-grow-height="false" fo:min-height="0.149cm" fo:min-width="0.497cm"/>
    </style:style>
    <style:style style:name="gr203" style:family="graphic" style:parent-style-name="standard">
      <style:graphic-properties draw:stroke="solid" svg:stroke-width="0.152cm" svg:stroke-color="#ebbd8b" draw:marker-start-width="0.432cm" draw:marker-end-width="0.432cm" draw:fill-color="#ebbd8b" draw:textarea-horizontal-align="justify" draw:textarea-vertical-align="middle" draw:auto-grow-height="false" fo:min-height="0.47cm" fo:min-width="2.194cm" fo:padding-top="0.201cm" fo:padding-bottom="0.201cm" fo:padding-left="0.326cm" fo:padding-right="0.326cm" draw:shadow="hidden"/>
    </style:style>
    <style:style style:name="gr204" style:family="graphic" style:parent-style-name="standard">
      <style:graphic-properties draw:stroke="solid" svg:stroke-width="0.305cm" svg:stroke-color="#000000" draw:marker-start-width="0.66cm" draw:marker-end-width="0.66cm" draw:fill-color="#eeeeee" draw:textarea-horizontal-align="center" draw:textarea-vertical-align="middle" fo:padding-top="0.276cm" fo:padding-bottom="0.276cm" fo:padding-left="0.401cm" fo:padding-right="0.401cm"/>
    </style:style>
    <style:style style:name="gr205" style:family="graphic" style:parent-style-name="standard">
      <style:graphic-properties draw:stroke="none" svg:stroke-color="#ffffff" draw:fill-color="#333333" draw:textarea-horizontal-align="justify" draw:textarea-vertical-align="middle" draw:auto-grow-height="false" fo:min-height="0.174cm" fo:min-width="0.205cm"/>
    </style:style>
    <style:style style:name="gr206" style:family="graphic" style:parent-style-name="standard">
      <style:graphic-properties draw:stroke="none" svg:stroke-color="#ffffff" draw:fill-color="#333333" draw:textarea-horizontal-align="justify" draw:textarea-vertical-align="middle" draw:auto-grow-height="false" fo:min-height="0.149cm" fo:min-width="0.497cm"/>
    </style:style>
    <style:style style:name="gr207" style:family="graphic" style:parent-style-name="standard">
      <style:graphic-properties draw:stroke="none" svg:stroke-color="#ffffff" draw:fill-color="#999999" draw:textarea-horizontal-align="justify" draw:textarea-vertical-align="middle" draw:auto-grow-height="false" fo:min-height="1.188cm" fo:min-width="0.398cm" draw:shadow="hidden"/>
    </style:style>
    <style:style style:name="gr208" style:family="graphic" style:parent-style-name="standard">
      <style:graphic-properties draw:stroke="solid" svg:stroke-width="0.152cm" svg:stroke-color="#999999" draw:marker-start-width="0.432cm" draw:marker-end-width="0.432cm" draw:fill-color="#333333" draw:textarea-horizontal-align="justify" draw:textarea-vertical-align="middle" draw:auto-grow-height="false" fo:min-height="0.47cm" fo:min-width="2.194cm" fo:padding-top="0.201cm" fo:padding-bottom="0.201cm" fo:padding-left="0.326cm" fo:padding-right="0.326cm" draw:shadow="hidden"/>
    </style:style>
    <style:style style:name="gr209" style:family="graphic" style:parent-style-name="standard">
      <style:graphic-properties draw:stroke="none" svg:stroke-color="#3465a4" draw:fill-color="#eeeeee" draw:textarea-horizontal-align="center" draw:textarea-vertical-align="middle"/>
    </style:style>
    <style:style style:name="gr210" style:family="graphic" style:parent-style-name="standard">
      <style:graphic-properties draw:stroke="none" svg:stroke-color="#ffffff" draw:fill-color="#eeeeee" draw:textarea-vertical-align="middle" draw:auto-grow-height="false" fo:min-height="1.655cm" fo:min-width="3.437cm"/>
    </style:style>
    <style:style style:name="gr211" style:family="graphic" style:parent-style-name="standard">
      <style:graphic-properties draw:stroke="none" svg:stroke-color="#ffffff" draw:fill-color="#eeeeee" draw:textarea-horizontal-align="justify" draw:textarea-vertical-align="middle" draw:auto-grow-height="false" fo:min-height="1.622cm" fo:min-width="2.776cm"/>
    </style:style>
    <style:style style:name="gr212" style:family="graphic" style:parent-style-name="standard">
      <style:graphic-properties draw:stroke="none" svg:stroke-color="#ffffff" draw:fill-color="#eeeeee" draw:textarea-horizontal-align="justify" draw:textarea-vertical-align="middle" draw:auto-grow-height="false" fo:min-height="1.537cm" fo:min-width="1.721cm"/>
    </style:style>
    <style:style style:name="gr213" style:family="graphic" style:parent-style-name="standard">
      <style:graphic-properties draw:stroke="none" svg:stroke-color="#ffffff" draw:fill-color="#eeeeee" draw:textarea-horizontal-align="justify" draw:textarea-vertical-align="middle" draw:auto-grow-height="false" fo:min-height="1.924cm" fo:min-width="2.902cm"/>
    </style:style>
    <style:style style:name="gr214" style:family="graphic" style:parent-style-name="standard">
      <style:graphic-properties draw:stroke="none" svg:stroke-color="#ffffff" draw:fill-color="#333333" draw:textarea-horizontal-align="justify" draw:textarea-vertical-align="middle" draw:auto-grow-height="false" fo:min-height="1.188cm" fo:min-width="0.398cm" draw:shadow="hidden"/>
    </style:style>
    <style:style style:name="gr215" style:family="graphic" style:parent-style-name="standard">
      <style:graphic-properties draw:stroke="none" svg:stroke-color="#ffffff" draw:fill-color="#eeeeee" draw:textarea-horizontal-align="justify" draw:textarea-vertical-align="middle" draw:auto-grow-height="false" fo:min-height="1.726cm" fo:min-width="4.71cm"/>
    </style:style>
    <style:style style:name="gr216" style:family="graphic" style:parent-style-name="standard">
      <style:graphic-properties draw:stroke="none" svg:stroke-color="#ffffff" draw:fill-color="#eeeeee" draw:textarea-horizontal-align="justify" draw:textarea-vertical-align="middle" draw:auto-grow-height="false" fo:min-height="1.726cm" fo:min-width="4.71cm" draw:shadow="hidden"/>
    </style:style>
    <style:style style:name="gr217" style:family="graphic" style:parent-style-name="standard">
      <style:graphic-properties draw:stroke="none" svg:stroke-color="#ffffff" draw:fill-color="#333333" draw:textarea-horizontal-align="justify" draw:textarea-vertical-align="middle" draw:auto-grow-height="false" fo:min-height="0.47cm" fo:min-width="2.194cm" draw:shadow="hidden"/>
    </style:style>
    <style:style style:name="gr218" style:family="graphic" style:parent-style-name="standard">
      <style:graphic-properties draw:stroke="solid" svg:stroke-width="0.152cm" svg:stroke-color="#dddddd" draw:marker-start-width="0.432cm" draw:marker-end-width="0.432cm" draw:fill="none" draw:fill-color="#333333" draw:textarea-horizontal-align="justify" draw:textarea-vertical-align="middle" draw:auto-grow-height="false" fo:min-height="0.089cm" fo:min-width="0.262cm" fo:padding-top="0.202cm" fo:padding-bottom="0.202cm" fo:padding-left="0.327cm" fo:padding-right="0.327cm" draw:shadow="hidden"/>
    </style:style>
    <style:style style:name="gr219" style:family="graphic" style:parent-style-name="standard">
      <style:graphic-properties draw:stroke="solid" svg:stroke-width="0.152cm" svg:stroke-color="#eeeeee" draw:marker-start-width="0.432cm" draw:marker-end-width="0.432cm" draw:fill-color="#333333" draw:textarea-horizontal-align="justify" draw:textarea-vertical-align="middle" draw:auto-grow-height="false" fo:min-height="0.089cm" fo:min-width="0.262cm" fo:padding-top="0.202cm" fo:padding-bottom="0.202cm" fo:padding-left="0.327cm" fo:padding-right="0.327cm" draw:shadow="hidden"/>
    </style:style>
    <style:style style:name="P1" style:family="paragraph">
      <loext:graphic-properties draw:fill-color="#a7b093"/>
      <style:paragraph-properties fo:text-align="center"/>
    </style:style>
    <style:style style:name="P2" style:family="paragraph">
      <loext:graphic-properties draw:fill-color="#e9efdc"/>
      <style:paragraph-properties fo:text-align="center"/>
    </style:style>
    <style:style style:name="P3" style:family="paragraph">
      <loext:graphic-properties draw:fill-color="#669104"/>
      <style:paragraph-properties fo:text-align="center"/>
    </style:style>
    <style:style style:name="P4" style:family="paragraph">
      <loext:graphic-properties draw:fill="none" draw:fill-color="#ffffff"/>
      <style:text-properties fo:color="#ffffff" style:font-name="Times New Roman" fo:font-size="10pt"/>
    </style:style>
    <style:style style:name="P5" style:family="paragraph">
      <loext:graphic-properties draw:fill-color="#b5787f"/>
      <style:paragraph-properties fo:text-align="center"/>
    </style:style>
    <style:style style:name="P6" style:family="paragraph">
      <loext:graphic-properties draw:fill-color="#e8cdd0"/>
      <style:paragraph-properties fo:text-align="center"/>
    </style:style>
    <style:style style:name="P7" style:family="paragraph">
      <loext:graphic-properties draw:fill-color="#97585f"/>
      <style:paragraph-properties fo:text-align="center"/>
    </style:style>
    <style:style style:name="P8" style:family="paragraph">
      <loext:graphic-properties draw:fill-color="#ac7b6d"/>
      <style:paragraph-properties fo:text-align="center"/>
    </style:style>
    <style:style style:name="P9" style:family="paragraph">
      <loext:graphic-properties draw:fill-color="#e5c6bd"/>
      <style:paragraph-properties fo:text-align="center"/>
    </style:style>
    <style:style style:name="P10" style:family="paragraph">
      <loext:graphic-properties draw:fill-color="#915444"/>
      <style:paragraph-properties fo:text-align="center"/>
    </style:style>
    <style:style style:name="P11" style:family="paragraph">
      <loext:graphic-properties draw:fill-color="#7c939c"/>
      <style:paragraph-properties fo:text-align="center"/>
    </style:style>
    <style:style style:name="P12" style:family="paragraph">
      <loext:graphic-properties draw:fill-color="#eaf8fd"/>
      <style:paragraph-properties fo:text-align="center"/>
    </style:style>
    <style:style style:name="P13" style:family="paragraph">
      <loext:graphic-properties draw:fill-color="#418196"/>
      <style:paragraph-properties fo:text-align="center"/>
    </style:style>
    <style:style style:name="P14" style:family="paragraph">
      <loext:graphic-properties draw:fill-color="#a0ab89"/>
      <style:paragraph-properties fo:text-align="center"/>
    </style:style>
    <style:style style:name="P15" style:family="paragraph">
      <loext:graphic-properties draw:fill-color="#64835b"/>
      <style:paragraph-properties fo:text-align="center"/>
    </style:style>
    <style:style style:name="P16" style:family="paragraph">
      <loext:graphic-properties draw:fill-color="#81b4ad"/>
      <style:paragraph-properties fo:text-align="center"/>
    </style:style>
    <style:style style:name="P17" style:family="paragraph">
      <loext:graphic-properties draw:fill-color="#ebfcfa"/>
      <style:paragraph-properties fo:text-align="center"/>
    </style:style>
    <style:style style:name="P18" style:family="paragraph">
      <loext:graphic-properties draw:fill-color="#50938a"/>
      <style:paragraph-properties fo:text-align="center"/>
    </style:style>
    <style:style style:name="P19" style:family="paragraph">
      <loext:graphic-properties draw:fill-color="#aaa7b5"/>
      <style:paragraph-properties fo:text-align="center"/>
    </style:style>
    <style:style style:name="P20" style:family="paragraph">
      <loext:graphic-properties draw:fill-color="#ebeaed"/>
      <style:paragraph-properties fo:text-align="center"/>
    </style:style>
    <style:style style:name="P21" style:family="paragraph">
      <loext:graphic-properties draw:fill-color="#929195"/>
      <style:paragraph-properties fo:text-align="center"/>
    </style:style>
    <style:style style:name="P22" style:family="paragraph">
      <loext:graphic-properties draw:fill-color="#a19686"/>
      <style:paragraph-properties fo:text-align="center"/>
    </style:style>
    <style:style style:name="P23" style:family="paragraph">
      <loext:graphic-properties draw:fill-color="#fbf2e9"/>
      <style:paragraph-properties fo:text-align="center"/>
    </style:style>
    <style:style style:name="P24" style:family="paragraph">
      <loext:graphic-properties draw:fill-color="#c79361"/>
      <style:paragraph-properties fo:text-align="center"/>
    </style:style>
    <style:style style:name="P25" style:family="paragraph">
      <loext:graphic-properties draw:fill-color="#9fbcdc"/>
      <style:paragraph-properties fo:text-align="center"/>
    </style:style>
    <style:style style:name="P26" style:family="paragraph">
      <loext:graphic-properties draw:fill-color="#e3e9ef"/>
      <style:paragraph-properties fo:text-align="center"/>
    </style:style>
    <style:style style:name="P27" style:family="paragraph">
      <loext:graphic-properties draw:fill-color="#6b86a4"/>
      <style:paragraph-properties fo:text-align="center"/>
    </style:style>
    <style:style style:name="P28" style:family="paragraph">
      <loext:graphic-properties draw:fill-color="#ae9ba3"/>
      <style:paragraph-properties fo:text-align="center"/>
    </style:style>
    <style:style style:name="P29" style:family="paragraph">
      <loext:graphic-properties draw:fill-color="#faf4f7"/>
      <style:paragraph-properties fo:text-align="center"/>
    </style:style>
    <style:style style:name="P30" style:family="paragraph">
      <loext:graphic-properties draw:fill-color="#bf819e"/>
      <style:paragraph-properties fo:text-align="center"/>
    </style:style>
    <style:style style:name="P31" style:family="paragraph">
      <loext:graphic-properties draw:fill-color="#333333"/>
      <style:paragraph-properties fo:text-align="center"/>
    </style:style>
    <style:style style:name="P32" style:family="paragraph">
      <loext:graphic-properties draw:fill-color="#999999"/>
      <style:paragraph-properties fo:text-align="center"/>
    </style:style>
    <style:style style:name="P33" style:family="paragraph">
      <loext:graphic-properties draw:fill-color="#ffffff"/>
      <style:paragraph-properties fo:text-align="center"/>
    </style:style>
    <style:style style:name="P34" style:family="paragraph">
      <loext:graphic-properties draw:fill-color="#355269"/>
      <style:paragraph-properties fo:text-align="center"/>
    </style:style>
    <style:style style:name="P35" style:family="paragraph">
      <loext:graphic-properties draw:fill-color="#eeeeee"/>
      <style:paragraph-properties fo:text-align="center"/>
    </style:style>
    <style:style style:name="P36" style:family="paragraph">
      <loext:graphic-properties draw:fill-color="#ca906e"/>
      <style:paragraph-properties fo:text-align="center"/>
    </style:style>
    <style:style style:name="P37" style:family="paragraph">
      <loext:graphic-properties draw:fill-color="#ebbd8b"/>
      <style:paragraph-properties fo:text-align="center"/>
    </style:style>
    <style:style style:name="P38" style:family="paragraph">
      <loext:graphic-properties draw:fill-color="#ffdbb6"/>
      <style:paragraph-properties fo:text-align="center"/>
    </style:style>
    <style:style style:name="P39" style:family="paragraph">
      <loext:graphic-properties draw:fill-color="#cccccc"/>
      <style:paragraph-properties fo:text-align="center"/>
    </style:style>
    <style:style style:name="P40" style:family="paragraph">
      <loext:graphic-properties draw:fill-color="#dddddd"/>
      <style:paragraph-properties fo:text-align="center"/>
    </style:style>
    <style:style style:name="P41" style:family="paragraph">
      <loext:graphic-properties draw:fill-color="#000000"/>
      <style:paragraph-properties fo:text-align="center"/>
    </style:style>
    <style:style style:name="P42" style:family="paragraph">
      <loext:graphic-properties draw:fill="solid" draw:fill-color="#999999"/>
      <style:paragraph-properties fo:text-align="center"/>
    </style:style>
    <style:style style:name="P43" style:family="paragraph">
      <loext:graphic-properties draw:fill="solid" draw:fill-color="#b2b2b2"/>
      <style:paragraph-properties fo:text-align="center"/>
    </style:style>
    <style:style style:name="P44" style:family="paragraph">
      <loext:graphic-properties draw:fill="solid" draw:fill-color="#ebbd8b"/>
      <style:paragraph-properties fo:text-align="center"/>
    </style:style>
    <style:style style:name="P45" style:family="paragraph">
      <loext:graphic-properties draw:fill-color="#b2b2b2"/>
      <style:paragraph-properties fo:text-align="center"/>
    </style:style>
    <style:style style:name="P46" style:family="paragraph">
      <loext:graphic-properties draw:fill-color="#333333"/>
    </style:style>
    <style:style style:name="P47" style:family="paragraph">
      <loext:graphic-properties draw:fill-color="#eeeeee"/>
    </style:style>
    <style:style style:name="P48" style:family="paragraph">
      <loext:graphic-properties draw:fill-color="#7b3d00"/>
      <style:paragraph-properties fo:text-align="center"/>
    </style:style>
    <style:style style:name="P49" style:family="paragraph">
      <loext:graphic-properties draw:fill-color="#158466"/>
      <style:paragraph-properties fo:text-align="center"/>
    </style:style>
    <style:style style:name="P50" style:family="paragraph">
      <loext:graphic-properties draw:fill-color="#b85c00"/>
      <style:paragraph-properties fo:text-align="center"/>
    </style:style>
    <style:style style:name="P51" style:family="paragraph">
      <loext:graphic-properties draw:fill="none" draw:fill-color="#333333"/>
      <style:paragraph-properties fo:text-align="center"/>
    </style:style>
    <style:style style:name="T1" style:family="text">
      <style:text-properties fo:color="#ffffff" style:font-name="Times New Roman" fo:font-size="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 draw:style-name="dp1" draw:master-page-name="Default">
        <draw:custom-shape draw:style-name="gr1" draw:text-style-name="P1"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 draw:text-style-name="P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 draw:text-style-name="P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4" draw:style-name="dp1" draw:master-page-name="Default">
        <draw:custom-shape draw:style-name="gr9" draw:text-style-name="P5" draw:layer="layout" svg:width="13.208cm" svg:height="13.208cm" svg:x="0cm" svg:y="0cm">
          <text:p/>
          <draw:enhanced-geometry svg:viewBox="0 0 21600 21600" draw:type="rectangle" draw:enhanced-path="M 0 0 L 21600 0 21600 21600 0 21600 0 0 Z N"/>
        </draw:custom-shape>
        <draw:custom-shape draw:style-name="gr10" draw:text-style-name="P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1" draw:text-style-name="P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2" draw:text-style-name="P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2" draw:text-style-name="P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5"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6" draw:style-name="dp1" draw:master-page-name="Default">
        <draw:custom-shape draw:style-name="gr13" draw:text-style-name="P8" draw:layer="layout" svg:width="13.208cm" svg:height="13.208cm" svg:x="0cm" svg:y="0cm">
          <text:p/>
          <draw:enhanced-geometry svg:viewBox="0 0 21600 21600" draw:type="rectangle" draw:enhanced-path="M 0 0 L 21600 0 21600 21600 0 21600 0 0 Z N"/>
        </draw:custom-shape>
        <draw:custom-shape draw:style-name="gr14" draw:text-style-name="P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5" draw:text-style-name="P1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16" draw:text-style-name="P1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16" draw:text-style-name="P1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7"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8" draw:style-name="dp1" draw:master-page-name="Default">
        <draw:custom-shape draw:style-name="gr17" draw:text-style-name="P11" draw:layer="layout" svg:width="13.208cm" svg:height="13.208cm" svg:x="0cm" svg:y="0cm">
          <text:p/>
          <draw:enhanced-geometry svg:viewBox="0 0 21600 21600" draw:type="rectangle" draw:enhanced-path="M 0 0 L 21600 0 21600 21600 0 21600 0 0 Z N"/>
        </draw:custom-shape>
        <draw:custom-shape draw:style-name="gr18" draw:text-style-name="P1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19" draw:text-style-name="P13"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0" draw:text-style-name="P13"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5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0" draw:text-style-name="P13"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9"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0" draw:style-name="dp1" draw:master-page-name="Default">
        <draw:custom-shape draw:style-name="gr21" draw:text-style-name="P14" draw:layer="layout" svg:width="13.208cm" svg:height="13.208cm" svg:x="0cm" svg:y="0cm">
          <text:p/>
          <draw:enhanced-geometry svg:viewBox="0 0 21600 21600" draw:type="rectangle" draw:enhanced-path="M 0 0 L 21600 0 21600 21600 0 21600 0 0 Z N"/>
        </draw:custom-shape>
        <draw:custom-shape draw:style-name="gr2" draw:text-style-name="P2"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2" draw:text-style-name="P15"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3" draw:text-style-name="P15"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3" draw:text-style-name="P15"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1"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2" draw:style-name="dp1" draw:master-page-name="Default">
        <draw:custom-shape draw:style-name="gr24" draw:text-style-name="P16" draw:layer="layout" svg:width="13.208cm" svg:height="13.208cm" svg:x="0cm" svg:y="0cm">
          <text:p/>
          <draw:enhanced-geometry svg:viewBox="0 0 21600 21600" draw:type="rectangle" draw:enhanced-path="M 0 0 L 21600 0 21600 21600 0 21600 0 0 Z N"/>
        </draw:custom-shape>
        <draw:custom-shape draw:style-name="gr25" draw:text-style-name="P17"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26" draw:text-style-name="P18"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27" draw:text-style-name="P18"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27" draw:text-style-name="P18"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3"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4" draw:style-name="dp1" draw:master-page-name="Default">
        <draw:custom-shape draw:style-name="gr28" draw:text-style-name="P19" draw:layer="layout" svg:width="13.208cm" svg:height="13.208cm" svg:x="0cm" svg:y="0cm">
          <text:p/>
          <draw:enhanced-geometry svg:viewBox="0 0 21600 21600" draw:type="rectangle" draw:enhanced-path="M 0 0 L 21600 0 21600 21600 0 21600 0 0 Z N"/>
        </draw:custom-shape>
        <draw:custom-shape draw:style-name="gr29" draw:text-style-name="P20"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0" draw:text-style-name="P21"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1" draw:text-style-name="P21"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1" draw:text-style-name="P21"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5"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98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6" draw:style-name="dp1" draw:master-page-name="Default">
        <draw:custom-shape draw:style-name="gr32" draw:text-style-name="P22" draw:layer="layout" svg:width="13.208cm" svg:height="13.208cm" svg:x="0cm" svg:y="0cm">
          <text:p/>
          <draw:enhanced-geometry svg:viewBox="0 0 21600 21600" draw:type="rectangle" draw:enhanced-path="M 0 0 L 21600 0 21600 21600 0 21600 0 0 Z N"/>
        </draw:custom-shape>
        <draw:custom-shape draw:style-name="gr33" draw:text-style-name="P23"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4" draw:text-style-name="P24"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5" draw:text-style-name="P24"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98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5" draw:text-style-name="P24"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5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8" draw:style-name="dp1" draw:master-page-name="Default">
        <draw:custom-shape draw:style-name="gr36" draw:text-style-name="P25" draw:layer="layout" svg:width="13.208cm" svg:height="13.208cm" svg:x="0cm" svg:y="0cm">
          <text:p/>
          <draw:enhanced-geometry svg:viewBox="0 0 21600 21600" draw:type="rectangle" draw:enhanced-path="M 0 0 L 21600 0 21600 21600 0 21600 0 0 Z N"/>
        </draw:custom-shape>
        <draw:custom-shape draw:style-name="gr37" draw:text-style-name="P26"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38" draw:text-style-name="P27"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39" draw:text-style-name="P27"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d</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39" draw:text-style-name="P27"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19"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a</text:span></text:p>
          </draw:text-box>
        </draw:frame>
        <draw:frame draw:style-name="gr5" draw:text-style-name="P4" draw:layer="layout" svg:width="0.697cm" svg:height="0.645cm" svg:x="2.351cm" svg:y="12.586cm">
          <draw:text-box>
            <text:p><text:span text:style-name="T1">b</text:span></text:p>
          </draw:text-box>
        </draw:frame>
        <draw:frame draw:style-name="gr6" draw:text-style-name="P4" draw:layer="layout" svg:width="0.68cm" svg:height="0.645cm" svg:x="3.903cm" svg:y="12.598cm">
          <draw:text-box>
            <text:p><text:span text:style-name="T1">c</text:span></text:p>
          </draw:text-box>
        </draw:frame>
        <draw:frame draw:style-name="gr5" draw:text-style-name="P4" draw:layer="layout" svg:width="0.697cm" svg:height="0.645cm" svg:x="5.399cm" svg:y="12.598cm">
          <draw:text-box>
            <text:p><text:span text:style-name="T1">d</text:span></text:p>
          </draw:text-box>
        </draw:frame>
        <draw:frame draw:style-name="gr5" draw:text-style-name="P4" draw:layer="layout" svg:width="0.697cm" svg:height="0.645cm" svg:x="6.923cm" svg:y="12.598cm">
          <draw:text-box>
            <text:p><text:span text:style-name="T1">e</text:span></text:p>
          </draw:text-box>
        </draw:frame>
        <draw:frame draw:style-name="gr7" draw:text-style-name="P4" draw:layer="layout" svg:width="0.599cm" svg:height="0.645cm" svg:x="8.523cm" svg:y="12.598cm">
          <draw:text-box>
            <text:p><text:span text:style-name="T1">f</text:span></text:p>
          </draw:text-box>
        </draw:frame>
        <draw:frame draw:style-name="gr8" draw:text-style-name="P4" draw:layer="layout" svg:width="0.697cm" svg:height="0.645cm" svg:x="10.033cm" svg:y="12.598cm">
          <draw:text-box>
            <text:p><text:span text:style-name="T1">g</text:span></text:p>
          </draw:text-box>
        </draw:frame>
        <draw:frame draw:style-name="gr5" draw:text-style-name="P4" draw:layer="layout" svg:width="0.697cm" svg:height="0.645cm" svg:x="11.495cm" svg:y="12.598cm">
          <draw:text-box>
            <text:p><text:span text:style-name="T1">h</text:span></text:p>
          </draw:text-box>
        </draw:frame>
        <draw:frame draw:style-name="gr5" draw:text-style-name="P4" draw:layer="layout" svg:width="0.697cm" svg:height="0.645cm" svg:x="-0.062cm" svg:y="11.67cm">
          <draw:text-box>
            <text:p><text:span text:style-name="T1">1</text:span></text:p>
          </draw:text-box>
        </draw:frame>
        <draw:frame draw:style-name="gr5" draw:text-style-name="P4" draw:layer="layout" svg:width="0.697cm" svg:height="0.645cm" svg:x="-0.062cm" svg:y="10.16cm">
          <draw:text-box>
            <text:p><text:span text:style-name="T1">2</text:span></text:p>
          </draw:text-box>
        </draw:frame>
        <draw:frame draw:style-name="gr5" draw:text-style-name="P4" draw:layer="layout" svg:width="0.697cm" svg:height="0.645cm" svg:x="-0.062cm" svg:y="8.622cm">
          <draw:text-box>
            <text:p><text:span text:style-name="T1">3</text:span></text:p>
          </draw:text-box>
        </draw:frame>
        <draw:frame draw:style-name="gr5" draw:text-style-name="P4" draw:layer="layout" svg:width="0.697cm" svg:height="0.645cm" svg:x="-0.062cm" svg:y="7.135cm">
          <draw:text-box>
            <text:p><text:span text:style-name="T1">4</text:span></text:p>
          </draw:text-box>
        </draw:frame>
        <draw:frame draw:style-name="gr5" draw:text-style-name="P4" draw:layer="layout" svg:width="0.697cm" svg:height="0.645cm" svg:x="-0.062cm" svg:y="5.611cm">
          <draw:text-box>
            <text:p><text:span text:style-name="T1">5</text:span></text:p>
          </draw:text-box>
        </draw:frame>
        <draw:frame draw:style-name="gr5" draw:text-style-name="P4" draw:layer="layout" svg:width="0.697cm" svg:height="0.645cm" svg:x="-0.062cm" svg:y="4.1cm">
          <draw:text-box>
            <text:p><text:span text:style-name="T1">6</text:span></text:p>
          </draw:text-box>
        </draw:frame>
        <draw:frame draw:style-name="gr5" draw:text-style-name="P4" draw:layer="layout" svg:width="0.697cm" svg:height="0.645cm" svg:x="-0.062cm" svg:y="2.577cm">
          <draw:text-box>
            <text:p><text:span text:style-name="T1">7</text:span></text:p>
          </draw:text-box>
        </draw:frame>
        <draw:frame draw:style-name="gr5" draw:text-style-name="P4" draw:layer="layout" svg:width="0.697cm" svg:height="0.645cm" svg:x="-0.066cm" svg:y="1.016cm">
          <draw:text-box>
            <text:p><text:span text:style-name="T1">8</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0" draw:style-name="dp1" draw:master-page-name="Default">
        <draw:custom-shape draw:style-name="gr40" draw:text-style-name="P28" draw:layer="layout" svg:width="13.208cm" svg:height="13.208cm" svg:x="0cm" svg:y="0cm">
          <text:p/>
          <draw:enhanced-geometry svg:viewBox="0 0 21600 21600" draw:type="rectangle" draw:enhanced-path="M 0 0 L 21600 0 21600 21600 0 21600 0 0 Z N"/>
        </draw:custom-shape>
        <draw:custom-shape draw:style-name="gr41" draw:text-style-name="P29" draw:layer="layout" svg:width="12.192cm" svg:height="12.192cm" svg:x="0.508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0.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0.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2.03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2.03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3.55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3.55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4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6cm" svg:y="5.0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08cm" svg:y="5.0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6cm" svg:y="6.604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6cm" svg:y="6.604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8.128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8.128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2.032cm" svg:y="9.652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5.084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8.131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11.179cm" svg:y="9.652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3.559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6.607cm" svg:y="11.176cm">
          <text:p/>
          <draw:enhanced-geometry svg:viewBox="0 0 21600 21600" draw:mirror-horizontal="false" draw:mirror-vertical="false" draw:type="rectangle" draw:enhanced-path="M 0 0 L 21600 0 21600 21600 0 21600 0 0 Z N"/>
        </draw:custom-shape>
        <draw:custom-shape draw:style-name="gr42" draw:text-style-name="P30" draw:layer="layout" svg:width="1.52cm" svg:height="1.524cm" svg:x="9.652cm" svg:y="11.176cm">
          <text:p/>
          <draw:enhanced-geometry svg:viewBox="0 0 21600 21600" draw:mirror-horizontal="false" draw:mirror-vertical="false" draw:type="rectangle" draw:enhanced-path="M 0 0 L 21600 0 21600 21600 0 21600 0 0 Z N"/>
        </draw:custom-shape>
        <draw:custom-shape draw:style-name="gr43" draw:text-style-name="P30" draw:layer="layout" svg:width="1.521cm" svg:height="1.524cm" svg:x="0.511cm" svg:y="11.176cm">
          <text:p/>
          <draw:enhanced-geometry svg:viewBox="0 0 21600 21600" draw:mirror-horizontal="false" draw:mirror-vertical="false" draw:type="rectangle" draw:enhanced-path="M 0 0 L 21600 0 21600 21600 0 21600 0 0 Z N"/>
        </draw:custom-shape>
        <draw:frame draw:style-name="gr5" draw:text-style-name="P4" draw:layer="layout" svg:width="0.697cm" svg:height="0.645cm" svg:x="0.889cm" svg:y="12.573cm">
          <draw:text-box>
            <text:p><text:span text:style-name="T1">h</text:span></text:p>
          </draw:text-box>
        </draw:frame>
        <draw:frame draw:style-name="gr5" draw:text-style-name="P4" draw:layer="layout" svg:width="0.697cm" svg:height="0.645cm" svg:x="2.351cm" svg:y="12.586cm">
          <draw:text-box>
            <text:p><text:span text:style-name="T1">g</text:span></text:p>
          </draw:text-box>
        </draw:frame>
        <draw:frame draw:style-name="gr6" draw:text-style-name="P4" draw:layer="layout" svg:width="0.68cm" svg:height="0.645cm" svg:x="3.903cm" svg:y="12.598cm">
          <draw:text-box>
            <text:p><text:span text:style-name="T1">f</text:span></text:p>
          </draw:text-box>
        </draw:frame>
        <draw:frame draw:style-name="gr5" draw:text-style-name="P4" draw:layer="layout" svg:width="0.697cm" svg:height="0.645cm" svg:x="5.399cm" svg:y="12.598cm">
          <draw:text-box>
            <text:p><text:span text:style-name="T1">e</text:span></text:p>
          </draw:text-box>
        </draw:frame>
        <draw:frame draw:style-name="gr5" draw:text-style-name="P4" draw:layer="layout" svg:width="0.697cm" svg:height="0.645cm" svg:x="6.923cm" svg:y="12.598cm">
          <draw:text-box>
            <text:p><text:span text:style-name="T1">f</text:span></text:p>
          </draw:text-box>
        </draw:frame>
        <draw:frame draw:style-name="gr7" draw:text-style-name="P4" draw:layer="layout" svg:width="0.599cm" svg:height="0.645cm" svg:x="8.523cm" svg:y="12.598cm">
          <draw:text-box>
            <text:p><text:span text:style-name="T1">c</text:span></text:p>
          </draw:text-box>
        </draw:frame>
        <draw:frame draw:style-name="gr8" draw:text-style-name="P4" draw:layer="layout" svg:width="0.697cm" svg:height="0.645cm" svg:x="10.033cm" svg:y="12.598cm">
          <draw:text-box>
            <text:p><text:span text:style-name="T1">b</text:span></text:p>
          </draw:text-box>
        </draw:frame>
        <draw:frame draw:style-name="gr5" draw:text-style-name="P4" draw:layer="layout" svg:width="0.697cm" svg:height="0.645cm" svg:x="11.495cm" svg:y="12.598cm">
          <draw:text-box>
            <text:p><text:span text:style-name="T1">a</text:span></text:p>
          </draw:text-box>
        </draw:frame>
        <draw:frame draw:style-name="gr5" draw:text-style-name="P4" draw:layer="layout" svg:width="0.697cm" svg:height="0.645cm" svg:x="-0.062cm" svg:y="11.67cm">
          <draw:text-box>
            <text:p><text:span text:style-name="T1">8</text:span></text:p>
          </draw:text-box>
        </draw:frame>
        <draw:frame draw:style-name="gr5" draw:text-style-name="P4" draw:layer="layout" svg:width="0.697cm" svg:height="0.645cm" svg:x="-0.062cm" svg:y="10.16cm">
          <draw:text-box>
            <text:p><text:span text:style-name="T1">7</text:span></text:p>
          </draw:text-box>
        </draw:frame>
        <draw:frame draw:style-name="gr5" draw:text-style-name="P4" draw:layer="layout" svg:width="0.697cm" svg:height="0.645cm" svg:x="-0.062cm" svg:y="8.622cm">
          <draw:text-box>
            <text:p><text:span text:style-name="T1">6</text:span></text:p>
          </draw:text-box>
        </draw:frame>
        <draw:frame draw:style-name="gr5" draw:text-style-name="P4" draw:layer="layout" svg:width="0.697cm" svg:height="0.645cm" svg:x="-0.062cm" svg:y="7.135cm">
          <draw:text-box>
            <text:p><text:span text:style-name="T1">5</text:span></text:p>
          </draw:text-box>
        </draw:frame>
        <draw:frame draw:style-name="gr5" draw:text-style-name="P4" draw:layer="layout" svg:width="0.697cm" svg:height="0.645cm" svg:x="-0.062cm" svg:y="5.611cm">
          <draw:text-box>
            <text:p><text:span text:style-name="T1">4</text:span></text:p>
          </draw:text-box>
        </draw:frame>
        <draw:frame draw:style-name="gr5" draw:text-style-name="P4" draw:layer="layout" svg:width="0.697cm" svg:height="0.645cm" svg:x="-0.062cm" svg:y="4.1cm">
          <draw:text-box>
            <text:p><text:span text:style-name="T1">3</text:span></text:p>
          </draw:text-box>
        </draw:frame>
        <draw:frame draw:style-name="gr5" draw:text-style-name="P4" draw:layer="layout" svg:width="0.697cm" svg:height="0.645cm" svg:x="-0.062cm" svg:y="2.577cm">
          <draw:text-box>
            <text:p><text:span text:style-name="T1">2</text:span></text:p>
          </draw:text-box>
        </draw:frame>
        <draw:frame draw:style-name="gr5" draw:text-style-name="P4" draw:layer="layout" svg:width="0.697cm" svg:height="0.645cm" svg:x="-0.066cm" svg:y="1.016cm">
          <draw:text-box>
            <text:p><text:span text:style-name="T1">1</text:span></text:p>
          </draw:text-box>
        </draw:frame>
        <draw:custom-shape draw:style-name="gr43" draw:text-style-name="P30" draw:layer="layout" svg:width="1.521cm" svg:height="1.524cm" svg:x="0.508cm" svg:y="2.032cm">
          <text:p/>
          <draw:enhanced-geometry svg:viewBox="0 0 21600 21600" draw:mirror-horizontal="false" draw:mirror-vertical="false" draw:type="rectangle" draw:enhanced-path="M 0 0 L 21600 0 21600 21600 0 21600 0 0 Z N"/>
        </draw:custom-shape>
      </draw:page>
      <draw:page draw:name="page21" draw:style-name="dp1" draw:master-page-name="Default">
        <draw:path draw:style-name="gr44" draw:text-style-name="P31"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2" draw:style-name="dp1" draw:master-page-name="Default">
        <draw:path draw:style-name="gr47" draw:text-style-name="P31"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custom-shape draw:style-name="gr49" draw:text-style-name="P33" draw:layer="layout" svg:width="1.524cm" svg:height="1.397cm" svg:x="5.461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3" draw:style-name="dp1" draw:master-page-name="Default">
        <draw:path draw:style-name="gr50" draw:text-style-name="P34" draw:layer="layout" svg:width="6.224cm" svg:height="9.654cm" svg:x="3.428cm" svg:y="2.157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4" draw:style-name="dp1" draw:master-page-name="Default">
        <draw:custom-shape draw:style-name="gr51" draw:text-style-name="P34"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34"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3" draw:text-style-name="P34"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4" draw:text-style-name="P34"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55" draw:text-style-name="P34"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5" draw:style-name="dp1" draw:master-page-name="Default">
        <draw:custom-shape draw:style-name="gr56" draw:text-style-name="P31"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31"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9"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60" draw:text-style-name="P31"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8" draw:text-style-name="P32" draw:layer="layout" svg:width="2.541cm" svg:height="0.455cm" draw:transform="skewX (-0.0240855436775217) rotate (3.10336994297112) translate (7.86805593818712cm 5.50605519899682cm)" svg:viewBox="0 0 2542 456" svg:d="M635 156c203-38 402-55 636-55 233 0 432 17 635 55 203 37 348 83 466 148 89 50 142 98 161 152 6-16 9-33 9-50 0-75-54-139-171-203-117-65-262-111-465-149-203-37-402-54-636-54s-432 17-635 54c-203 38-348 84-465 149s-170 128-170 203c0 17 3 34 9 50 19-53 72-102 161-152 117-65 263-111 465-148z">
          <text:p/>
        </draw:path>
      </draw:page>
      <draw:page draw:name="page26" draw:style-name="dp1" draw:master-page-name="Default">
        <draw:path draw:style-name="gr61" draw:text-style-name="P35" draw:layer="layout" svg:width="6.224cm" svg:height="9.017cm" svg:x="3.428cm" svg:y="2.794cm" svg:viewBox="0 0 6225 9018" svg:d="M3905 221c253 152 435 341 581 605 146 263 213 521 213 826 0 304-67 562-213 825-57 103-119 194-189 276 270 45 472 100 638 173 187 82 272 163 272 259 0 95-85 176-272 258-83 37-174 69-279 97 19 10 37 21 55 32 83-25 157-52 224-81 123-55 202-108 242-165 21 30 31 61 31 94 0 95-85 176-273 259-12 5-24 10-37 16 190 139 348 301 485 496 228 324 332 642 332 1017 0 374-104 692-332 1016-25 35-51 70-77 103 191 76 355 162 501 263 287 198 417 393 417 622 0 228-130 423-417 621-286 198-643 340-1139 455-496 114-983 166-1556 166s-1060-52-1556-166c-496-115-853-257-1139-455-287-198-417-393-417-621 0-229 130-424 417-622 194-134 420-242 699-334-8-11-15-21-23-32-228-324-332-642-332-1016 0-375 104-693 332-1017 127-181 272-333 443-465-42-15-82-31-120-47-187-83-272-164-272-259 0-33 10-64 31-94 40 57 118 110 241 165 91 40 192 74 310 104 18-11 36-22 55-33-142-34-261-72-366-119-187-82-272-163-272-258 0-96 85-177 272-259 143-63 311-112 527-153-77-88-145-185-206-296-146-263-213-521-213-825 0-305 67-563 213-826 146-264 328-453 581-605s502-221 794-221 541 69 794 221zM418 7945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45" draw:text-style-name="P32" draw:layer="layout" svg:width="1.081cm" svg:height="2.397cm" draw:transform="skewX (-0.242949831877611) rotate (0.15690509975429) translate (6.22218483787143cm 3.16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53105043282022cm 9.806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12833545524172cm 10.161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27" draw:style-name="dp1" draw:master-page-name="Default">
        <draw:path draw:style-name="gr62" draw:text-style-name="P36" draw:layer="layout" svg:width="6.224cm" svg:height="9.654cm" svg:x="3.427cm" svg:y="2.156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63" draw:text-style-name="P37"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63" draw:text-style-name="P37"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64" draw:text-style-name="P38"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65" draw:text-style-name="P37"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8" draw:style-name="dp1" draw:master-page-name="Default">
        <draw:path draw:style-name="gr66" draw:text-style-name="P38" draw:layer="layout" svg:width="6.224cm" svg:height="9.654cm" svg:x="3.427cm" svg:y="2.156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63" draw:text-style-name="P37"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63" draw:text-style-name="P37"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64" draw:text-style-name="P38"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65" draw:text-style-name="P37"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29" draw:style-name="dp1" draw:master-page-name="Default">
        <draw:path draw:style-name="gr67" draw:text-style-name="P35" draw:layer="layout" svg:width="6.224cm" svg:height="9.654cm" svg:x="3.427cm" svg:y="2.156cm" svg:viewBox="0 0 6225 9655" svg:d="M5476 4350c251 375 366 742 366 1175s-115 800-366 1175c-61 91-125 175-194 254 201 78 373 168 525 273 287 198 417 392 417 621s-130 423-417 621c-286 198-643 341-1139 455s-983 167-1556 167-1060-53-1556-167-853-257-1139-455c-287-198-417-392-417-621s130-423 417-621c152-105 323-194 524-272-69-79-134-164-195-255-251-375-366-742-366-1175s115-800 366-1175c222-332 493-581 855-784-161-34-295-74-413-121-204-83-297-164-297-259-1-95 93-176 297-259 179-72 397-126 685-171-42-57-82-118-120-183-158-274-230-542-230-858s72-584 230-857c158-274 354-470 627-628 274-158 542-230 858-230s584 72 858 230c273 158 469 354 627 627 158 274 230 542 230 858s-72 584-230 858c-46 80-96 154-150 222 184 37 334 80 465 132 204 83 298 164 298 259s-94 176-298 259c-119 48-254 88-416 122 361 203 632 452 854 783zM418 8582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45" draw:text-style-name="P32" draw:layer="layout" svg:width="1.081cm" svg:height="2.397cm" draw:transform="skewX (-0.242949831877611) rotate (0.15690509975429) translate (6.31118483787143cm 2.58847034862735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187cm" svg:height="3.398cm" draw:transform="skewX (0.128979831722381) rotate (2.70281687963842) translate (7.48188829436495cm 10.0414279485513cm)" svg:viewBox="0 0 2188 3399" svg:d="M998 1921c-60-824 1006-1534 1190-1674 30-743-2241 308-2187 1579 54 1272 1797 1568 2186 1573-186-139-1129-653-1189-1478z">
          <text:p/>
        </draw:path>
        <draw:path draw:style-name="gr46" draw:text-style-name="P32" draw:layer="layout" svg:width="2.921cm" svg:height="0.507cm" draw:transform="rotate (-3.14159265358979) translate (8.05233545524172cm 10.238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th draw:style-name="gr48" draw:text-style-name="P32" draw:layer="layout" svg:width="2.16cm" svg:height="0.455cm" draw:transform="skewX (-0.0335103216382911) rotate (3.09673769181354) translate (7.7422213391085cm 5.50595447441187cm)" svg:viewBox="0 0 2161 456" svg:d="M540 156c172-38 342-55 540-55 199 0 368 17 541 55 172 37 296 83 395 148 77 50 121 98 138 152 5-16 7-33 7-50 0-75-45-139-145-203-99-65-223-111-395-149-173-37-342-54-541-54s-368 17-540 54c-172 38-296 84-395 149-100 64-145 128-145 202 0 18 2 35 8 51 16-54 61-102 137-152 99-65 223-111 395-148z">
          <text:p/>
        </draw:path>
      </draw:page>
      <draw:page draw:name="page30" draw:style-name="dp1" draw:master-page-name="Default">
        <draw:custom-shape draw:style-name="gr68" draw:text-style-name="P35" draw:layer="layout" svg:width="5.461cm" svg:height="4.699cm" svg:x="3.81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5" draw:layer="layout" svg:width="3.429cm" svg:height="3.429cm" svg:x="4.953cm" svg:y="2.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0" draw:text-style-name="P35"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1" draw:text-style-name="P35"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45" draw:text-style-name="P32" draw:layer="layout" svg:width="1.081cm" svg:height="2.397cm" draw:transform="skewX (-0.242949831877611) rotate (0.15690509975429) translate (6.34918483787143cm 2.550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g>
          <draw:custom-shape draw:style-name="gr72" draw:text-style-name="P35" draw:layer="layout" svg:width="4.444cm" svg:height="1.034cm" svg:x="4.319cm" svg:y="4.8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31" draw:style-name="dp1" draw:master-page-name="Default">
        <draw:custom-shape draw:style-name="gr73" draw:text-style-name="P35" draw:layer="layout" svg:width="3.175cm" svg:height="3.302cm" svg:x="4.953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74" draw:text-style-name="P35"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5" draw:text-style-name="P35"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custom-shape draw:style-name="gr76" draw:text-style-name="P35" draw:layer="layout" svg:width="4.953cm" svg:height="4.064cm" svg:x="4.191cm" svg:y="5.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7" draw:text-style-name="P35" draw:layer="layout" svg:width="4.063cm" svg:height="1.034cm" svg:x="4.573cm" svg:y="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5" draw:text-style-name="P35" draw:layer="layout" svg:width="4.063cm" svg:height="0.61cm" svg:x="4.572cm" svg:y="6.119cm" svg:viewBox="0 0 4064 611" svg:d="M272 165c187 82 420 141 744 189s642 69 1016 69 692-21 1016-69 557-107 744-189c122-54 201-108 241-165 21 30 31 61 31 94 0 95-85 176-272 259-187 82-420 142-744 189-324 48-642 69-1016 69s-692-21-1016-69c-324-47-557-107-744-189-187-83-272-164-272-259 0-33 10-64 31-94 40 57 119 111 241 165z">
            <text:p/>
          </draw:path>
        </draw:g>
        <draw:path draw:style-name="gr45" draw:text-style-name="P32" draw:layer="layout" svg:width="1.081cm" svg:height="2.397cm" draw:transform="skewX (-0.242949831877611) rotate (0.15690509975429) translate (6.18418483787143cm 3.19947034862736cm)" svg:viewBox="0 0 1082 2398" svg:d="M236 2024c122-263 178-521 178-825 1-303-55-561-178-824-67-146-144-269-235-375 192 4 358 55 527 161 177 110 304 248 406 439s148 379 148 600-47 408-149 599c-102 192-229 329-406 439-169 106-335 156-527 160 91-106 168-229 236-374z">
          <text:p/>
        </draw:path>
        <draw:path draw:style-name="gr45" draw:text-style-name="P32" draw:layer="layout" svg:width="2.03cm" svg:height="2.711cm" draw:transform="skewX (0.308748744677797) rotate (2.78030949842697) translate (7.49305043282021cm 9.84538770823849cm)" svg:viewBox="0 0 2031 2712" svg:d="M926 1533c-56-658 933-1225 1105-1336 27-592-2080 246-2030 1260 50 1015 1667 1251 2029 1255-173-111-1048-521-1104-1179z">
          <text:p/>
        </draw:path>
        <draw:path draw:style-name="gr46" draw:text-style-name="P32" draw:layer="layout" svg:width="2.921cm" svg:height="0.507cm" draw:transform="rotate (-3.14159265358979) translate (8.09033545524172cm 10.2003559440559cm)" svg:viewBox="0 0 2922 508" svg:d="M731 173c232-41 461-60 730-60s498 19 731 60c232 42 400 94 534 166 103 55 163 109 186 169 7-18 10-37 10-56 0-84-61-154-196-226-134-72-302-124-534-165-233-42-462-61-731-61s-498 19-730 61c-233 41-401 93-535 165-135 72-196 142-196 226 0 19 3 38 10 56 23-60 83-114 186-169 134-72 302-124 535-166z">
          <text:p/>
        </draw:path>
      </draw:page>
      <draw:page draw:name="page32" draw:style-name="dp1" draw:master-page-name="Default">
        <draw:path draw:style-name="gr78" draw:text-style-name="P31" draw:layer="layout" svg:width="6.224cm" svg:height="10.822cm" svg:x="3.429cm" svg:y="1.115cm" svg:viewBox="0 0 6225 10823" svg:d="M4668 7940c496 115 853 257 1139 455 287 198 417 393 417 622 0 228-130 423-417 621-286 198-643 340-1139 455-496 114-983 166-1556 166s-1060-52-1556-166c-496-115-853-257-1139-455-287-198-417-393-417-621 0-229 130-424 417-622 286-198 643-340 1139-455 32-7 65-14 97-21l-156-538c-210-117-393-249-555-400-165-153-309-327-438-526-138-215-239-428-306-649-66-221-97-450-97-698 0-249 31-478 97-699 67-221 168-434 306-649 130-201 275-375 441-529l1557-1696c-46-31-88-66-125-104-45-45-84-96-120-153-42-68-73-135-93-205s-30-143-30-221c0-79 10-152 30-222s51-137 93-205 90-126 145-177 117-95 190-134 145-68 220-86c75-19 153-28 237-28s162 9 237 28c75 18 147 47 220 86s135 83 190 134 103 109 145 177 73 135 93 205 30 143 30 222c0 78-10 151-30 221s-51 137-93 205c-49 79-105 144-172 201l1622 1765c160 151 300 321 427 516 138 215 239 428 306 649 66 221 98 450 98 698 0 249-32 478-98 699-67 221-168 434-306 649-129 199-272 372-437 526-162 150-345 282-555 400l-156 538c33 7 65 14 98 21zM418 9750c286 198 642 341 1139 455 496 114 983 166 1556 166 572 0 1059-52 1556-166 496-114 852-257 1139-455 187-129 308-258 369-395 32 72 48 147 48 226 0 228-131 423-417 621-287 198-643 340-1139 455-497 114-984 166-1556 166-573 0-1060-52-1556-166-497-115-853-257-1139-455-287-198-417-393-417-621 0-79 15-154 47-226 61 137 182 266 370 395z">
          <text:p/>
        </draw:path>
        <draw:path draw:style-name="gr79" draw:text-style-name="P39" draw:layer="layout" svg:width="0.537cm" svg:height="1.089cm" draw:transform="skewX (0.074176493209759) rotate (0.546113522949026) translate (6.35132512043078cm 1.34152797293528cm)" svg:viewBox="0 0 538 1090" svg:d="M118 919c61-119 88-237 88-374 0-138-28-256-89-375-33-66-72-122-117-170 96 2 178 25 262 73 88 50 151 112 202 199s74 172 74 272-23 186-74 273c-50 87-113 149-201 199-84 48-166 71-262 74 45-49 83-105 117-171z">
          <text:p/>
        </draw:path>
        <draw:path draw:style-name="gr80" draw:text-style-name="P32" draw:layer="layout" svg:width="2.666cm" svg:height="0.507cm" draw:transform="rotate (-3.14159265358979) translate (7.8753061804003cm 10.160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81" draw:text-style-name="P32" draw:layer="layout" svg:width="0.381cm" svg:height="1.017cm" draw:transform="rotate (-0.0225147473507275) translate (7.38cm 8.504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45" draw:text-style-name="P32" draw:layer="layout" svg:width="1.738cm" svg:height="3.369cm" draw:transform="skewX (-0.752935039310354) rotate (2.60612563907793) translate (9.49626774763077cm 8.50711920711311cm)" svg:viewBox="0 0 1739 3370" svg:d="M891 1177c157-486 712-1052 848-1177-287 5-1657 1233-1733 1958s562 1093 824 1223c251 124 497 183 783 189-135-125-1129-1041-722-2193z">
          <text:p/>
        </draw:path>
        <draw:path draw:style-name="gr82" draw:text-style-name="P32" draw:layer="layout" svg:width="2.793cm" svg:height="3.301cm" svg:x="4.699cm" svg:y="3.428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custom-shape draw:style-name="gr49" draw:text-style-name="P33" draw:layer="layout" svg:width="1.524cm" svg:height="1.397cm" svg:x="4.826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3" draw:style-name="dp1" draw:master-page-name="Default">
        <draw:custom-shape draw:style-name="gr83" draw:text-style-name="P31"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1"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31"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6" draw:text-style-name="P35"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87" draw:text-style-name="P31"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31"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89" draw:text-style-name="P35"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0" draw:text-style-name="P31"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1" draw:text-style-name="P35"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86" draw:text-style-name="P35"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92" draw:text-style-name="P40"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4" draw:style-name="dp1" draw:master-page-name="Default">
        <draw:path draw:style-name="gr93" draw:text-style-name="P35" draw:layer="layout" svg:width="6.224cm" svg:height="10.797cm" svg:x="3.428cm" svg:y="1.014cm" svg:viewBox="0 0 6225 10798" svg:d="M5696 3748c275 426 400 843 400 1334s-125 908-400 1334c-255 394-568 686-992 922l-159 550c41 8 82 18 123 27 496 114 853 257 1139 455 287 198 417 392 417 621s-130 423-417 621c-286 198-643 341-1139 455s-983 167-1556 167-1060-53-1556-167-853-257-1139-455c-287-198-417-392-417-621s130-423 417-621c286-198 643-341 1139-455 41-9 81-18 122-27l-159-549c-425-236-738-528-993-923-275-426-400-843-400-1334s125-908 400-1334c129-199 272-372 437-525l1578-1718c-110-70-193-155-262-266-82-132-119-261-119-413s37-281 119-413 183-226 325-302 281-111 445-111 303 35 445 111 243 170 325 302 120 261 120 413-38 281-120 413c-52 84-113 153-187 212l1641 1785c159 150 298 319 423 512zM418 9725c286 198 642 340 1139 455 496 114 983 166 1556 166 572 0 1059-52 1556-166 496-115 852-257 1139-455 187-130 308-258 369-395 32 72 48 146 48 225 0 229-131 423-417 621-287 198-643 341-1139 455-497 114-984 167-1556 167-573 0-1060-53-1556-167-497-114-853-257-1139-455-287-198-417-392-417-621 0-79 15-153 47-225 61 137 182 265 370 395z">
          <text:p/>
        </draw:path>
        <draw:path draw:style-name="gr94" draw:text-style-name="P32" draw:layer="layout" svg:width="0.537cm" svg:height="1.089cm" draw:transform="skewX (0.074176493209759) rotate (0.546113522949026) translate (6.34232512043078cm 1.34152797293528cm)" svg:viewBox="0 0 538 1090" svg:d="M118 919c61-119 88-237 88-374 0-138-28-256-89-375-33-66-72-122-117-170 96 2 178 25 262 73 88 50 151 112 202 199s74 172 74 272-23 186-74 273c-50 87-113 149-201 199-84 48-166 71-262 74 45-49 83-105 117-171z">
          <text:p/>
        </draw:path>
        <draw:path draw:style-name="gr95" draw:text-style-name="P31" draw:layer="layout" svg:width="2.666cm" svg:height="0.507cm" draw:transform="rotate (-3.14159265358979) translate (7.8743061804003cm 10.034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96" draw:text-style-name="P32" draw:layer="layout" svg:width="0.381cm" svg:height="1.017cm" draw:transform="rotate (-0.0225147473507275) translate (7.379cm 8.378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94" draw:text-style-name="P32" draw:layer="layout" svg:width="1.738cm" svg:height="3.369cm" draw:transform="skewX (-0.752935039310354) rotate (2.60612563907793) translate (9.58326774763079cm 8.50711920711312cm)" svg:viewBox="0 0 1739 3370" svg:d="M891 1177c157-486 712-1052 848-1177-287 5-1657 1233-1733 1958s562 1093 824 1223c251 124 497 183 783 189-135-125-1129-1041-722-2193z">
          <text:p/>
        </draw:path>
        <draw:path draw:style-name="gr82" draw:text-style-name="P32" draw:layer="layout" svg:width="2.793cm" svg:height="3.301cm" svg:x="4.698cm" svg:y="3.429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custom-shape draw:style-name="gr97" draw:text-style-name="P41" draw:layer="layout" svg:width="1.524cm" svg:height="1.397cm" svg:x="4.825cm" svg:y="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5" draw:style-name="dp1" draw:master-page-name="Default">
        <draw:custom-shape draw:style-name="gr98" draw:text-style-name="P35" draw:layer="layout" svg:width="5.969cm" svg:height="5.334cm" svg:x="3.556cm" svg:y="3.4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35" draw:layer="layout" svg:width="3.683cm" svg:height="2.159cm" svg:x="4.699cm" svg:y="7.493cm">
          <text:p/>
          <draw:enhanced-geometry svg:viewBox="0 0 21600 21600" draw:glue-points="?f6 10800 10800 21600 ?f5 10800 10800 0" draw:text-areas="?f3 ?f3 ?f4 ?f4" draw:type="trapezoid" draw:modifiers="3668.0161943319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5" draw:layer="layout" svg:width="1.778cm" svg:height="1.651cm" svg:x="5.58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1" draw:text-style-name="P31" draw:layer="layout" svg:width="0.537cm" svg:height="1.089cm" draw:transform="skewX (0.074176493209759) rotate (0.546113522949026) translate (6.35032512043078cm 1.21452797293528cm)" svg:viewBox="0 0 538 1090" svg:d="M118 919c61-119 88-237 88-374 0-138-28-256-89-375-33-66-72-122-117-170 96 2 178 25 262 73 88 50 151 112 202 199s74 172 74 272-23 186-74 273c-50 87-113 149-201 199-84 48-166 71-262 74 45-49 83-105 117-171z">
          <text:p/>
        </draw:path>
        <draw:g>
          <draw:custom-shape draw:style-name="gr70" draw:text-style-name="P35" draw:layer="layout" svg:width="6.223cm" svg:height="2.484cm" svg:x="3.43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1" draw:text-style-name="P35" draw:layer="layout" svg:width="6.223cm" svg:height="1.467cm" svg:x="3.429cm" svg:y="10.344cm" svg:viewBox="0 0 6224 1468" svg:d="M417 395c286 198 643 341 1139 455s983 166 1556 166 1060-52 1556-166 853-257 1139-455c188-129 309-258 369-395 33 72 48 147 48 226 0 228-130 423-417 621-286 198-643 340-1139 455-496 114-983 166-1556 166s-1060-52-1556-166c-496-115-853-257-1139-455-287-198-417-393-417-621 0-79 15-154 48-226 60 137 181 266 369 395z">
            <text:p/>
          </draw:path>
        </draw:g>
        <draw:path draw:style-name="gr102" draw:text-style-name="P31" draw:layer="layout" svg:width="2.666cm" svg:height="0.507cm" draw:transform="rotate (-3.14159265358979) translate (7.8743061804003cm 10.0333559440559cm)" svg:viewBox="0 0 2667 508" svg:d="M667 173c212-41 421-60 667-60 245 0 454 19 666 60 213 42 366 94 488 166 94 55 149 109 170 169 6-18 9-37 9-56 0-84-56-154-179-226-122-72-275-124-488-165-212-42-421-61-666-61-246 0-455 19-667 61-213 41-366 93-488 165-123 72-179 142-179 226 0 19 3 38 9 56 21-60 76-114 170-169 122-72 275-124 488-166z">
          <text:p/>
        </draw:path>
        <draw:custom-shape draw:style-name="gr103" draw:text-style-name="P35" draw:layer="layout" svg:width="4.445cm" svg:height="2.032cm" svg:x="4.318cm" svg:y="2.286cm">
          <text:p/>
          <draw:enhanced-geometry svg:viewBox="0 0 21600 21600" draw:mirror-vertical="true" draw:glue-points="?f6 10800 10800 21600 ?f5 10800 10800 0" draw:text-areas="?f3 ?f3 ?f4 ?f4" draw:type="trapezoid" draw:modifiers="9072.219400711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31" draw:layer="layout" svg:width="0.381cm" svg:height="1.017cm" draw:transform="rotate (-0.0225147473507275) translate (7.379cm 8.377cm)">
          <text:p/>
          <draw:enhanced-geometry svg:viewBox="0 0 21600 21600" draw:mirror-horizont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th draw:style-name="gr101" draw:text-style-name="P31" draw:layer="layout" svg:width="1.738cm" svg:height="3.369cm" draw:transform="skewX (-0.752935039310354) rotate (2.60612563907793) translate (9.49526774763077cm 8.38011920711312cm)" svg:viewBox="0 0 1739 3370" svg:d="M891 1177c157-486 712-1052 848-1177-287 5-1657 1233-1733 1958s562 1093 824 1223c251 124 497 183 783 189-135-125-1129-1041-722-2193z">
          <text:p/>
        </draw:path>
        <draw:path draw:style-name="gr105" draw:text-style-name="P31" draw:layer="layout" svg:width="2.793cm" svg:height="3.301cm" svg:x="4.572cm" svg:y="3.303cm" svg:viewBox="0 0 2794 3302" svg:d="M1724 792c-236-174-468-253-741-253-272 0-504 79-741 253-89 66-170 138-242 219 9-23 19-45 29-67 137-301 306-517 543-691 236-174 468-253 741-253 272 0 504 79 740 253 237 174 406 390 543 691 136 300 198 596 198 943 0 348-62 643-198 944-85 186-182 340-300 471 116-278 169-554 169-876 0-347-62-643-198-943-137-301-306-518-543-691z">
          <text:p/>
        </draw:path>
      </draw:page>
      <draw:page draw:name="page36" draw:style-name="dp1" draw:master-page-name="Default">
        <draw:path draw:style-name="gr106" draw:text-style-name="P31"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48" draw:text-style-name="P32" draw:layer="layout" svg:width="5.206cm" svg:height="0.634cm" draw:transform="rotate (-3.14159265358979) translate (9.26857298251347cm 10.057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07" draw:text-style-name="P32" draw:layer="layout" svg:width="1.143cm" svg:height="0.381cm" svg:x="3.935cm" svg:y="2.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7" draw:text-style-name="P32" draw:layer="layout" svg:width="1.143cm" svg:height="0.381cm" svg:x="6.221cm" svg:y="2.43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7" draw:text-style-name="P32" draw:layer="layout" svg:width="1.143cm" svg:height="0.381cm" svg:x="8.38cm" svg:y="2.183cm">
          <text:p/>
          <draw:enhanced-geometry svg:viewBox="0 0 21600 21600" draw:glue-points="10800 0 0 10800 10800 21600 21600 10800" draw:text-areas="5400 5400 16200 16200" draw:type="diamond" draw:enhanced-path="M 10800 0 L 21600 10800 10800 21600 0 10800 10800 0 Z N"/>
        </draw:custom-shape>
        <draw:path draw:style-name="gr108" draw:text-style-name="P42" draw:layer="layout" svg:width="4.266cm" svg:height="2.26cm" draw:transform="rotate (-1.47131255943122) translate (8.69891087642805cm 5.01056132335315cm)" svg:viewBox="0 0 4267 2261" svg:d="M0 128c3048 1 4141 2133 4141 2133 0 0 204-482 92-1400-112-917-296-860-296-860z">
          <text:p/>
        </draw:path>
        <draw:path draw:style-name="gr48" draw:text-style-name="P32" draw:layer="layout" svg:width="3.682cm" svg:height="0.38cm" draw:transform="rotate (3.11960150501466) translate (8.47425076661295cm 5.143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7" draw:style-name="dp1" draw:master-page-name="Default">
        <draw:custom-shape draw:style-name="gr109" draw:text-style-name="P31"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10"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89" draw:text-style-name="P35"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th draw:style-name="gr111" draw:text-style-name="P31"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12" draw:text-style-name="P31" draw:layer="layout" svg:width="1.65cm" svg:height="1.777cm" svg:x="3.683cm" svg:y="2.032cm" svg:viewBox="0 0 1651 1778" draw:points="0,297 22,297 826,0 1629,297 1651,297 1651,305 1651,1473 1651,1481 1629,1481 826,1778 22,1481 0,1481 0,1473 0,305">
          <text:p/>
        </draw:polygon>
        <draw:polygon draw:style-name="gr112" draw:text-style-name="P31" draw:layer="layout" svg:width="1.65cm" svg:height="1.777cm" svg:x="5.969cm" svg:y="2.286cm" svg:viewBox="0 0 1651 1778" draw:points="0,297 22,297 826,0 1629,297 1651,297 1651,305 1651,1473 1651,1481 1629,1481 826,1778 22,1481 0,1481 0,1473 0,305">
          <text:p/>
        </draw:polygon>
        <draw:polygon draw:style-name="gr112" draw:text-style-name="P31" draw:layer="layout" svg:width="1.65cm" svg:height="1.777cm" svg:x="8.128cm" svg:y="2.032cm" svg:viewBox="0 0 1651 1778" draw:points="0,297 22,297 826,0 1629,297 1651,297 1651,305 1651,1473 1651,1481 1629,1481 826,1778 22,1481 0,1481 0,1473 0,305">
          <text:p/>
        </draw:polygon>
        <draw:custom-shape draw:style-name="gr113" draw:text-style-name="P35"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3" draw:text-style-name="P35"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3" draw:text-style-name="P35"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th draw:style-name="gr114" draw:text-style-name="P43" draw:layer="layout" svg:width="4.266cm" svg:height="2.26cm" draw:transform="rotate (-1.47131255943122) translate (8.69991087642805cm 5.11356132335315cm)" svg:viewBox="0 0 4267 2261" svg:d="M0 128c3048 1 4141 2133 4141 2133 0 0 204-482 92-1400-112-917-296-860-296-860z">
          <text:p/>
        </draw:path>
      </draw:page>
      <draw:page draw:name="page38" draw:style-name="dp1" draw:master-page-name="Default">
        <draw:path draw:style-name="gr115" draw:text-style-name="P38"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116" draw:text-style-name="P37"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17" draw:text-style-name="P37" draw:layer="layout" svg:width="1.143cm" svg:height="0.381cm" svg:x="3.937cm" svg:y="2.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7" draw:text-style-name="P37" draw:layer="layout" svg:width="1.143cm" svg:height="0.381cm" svg:x="6.223cm" svg:y="2.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7" draw:text-style-name="P37" draw:layer="layout" svg:width="1.143cm" svg:height="0.381cm" svg:x="8.382cm" svg:y="2.286cm">
          <text:p/>
          <draw:enhanced-geometry svg:viewBox="0 0 21600 21600" draw:glue-points="10800 0 0 10800 10800 21600 21600 10800" draw:text-areas="5400 5400 16200 16200" draw:type="diamond" draw:enhanced-path="M 10800 0 L 21600 10800 10800 21600 0 10800 10800 0 Z N"/>
        </draw:custom-shape>
        <draw:path draw:style-name="gr118" draw:text-style-name="P44" draw:layer="layout" svg:width="4.266cm" svg:height="2.26cm" draw:transform="rotate (-1.47131255943122) translate (8.70091087642805cm 5.11356132335315cm)" svg:viewBox="0 0 4267 2261" svg:d="M0 128c3048 1 4141 2133 4141 2133 0 0 204-482 92-1400-112-917-296-860-296-860z">
          <text:p/>
        </draw:path>
        <draw:path draw:style-name="gr119" draw:text-style-name="P37" draw:layer="layout" svg:width="3.682cm" svg:height="0.38cm" draw:transform="rotate (3.11960150501466) translate (8.47625076661295cm 5.246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39" draw:style-name="dp1" draw:master-page-name="Default">
        <draw:path draw:style-name="gr120" draw:text-style-name="P36" draw:layer="layout" svg:width="7.367cm" svg:height="10.16cm" svg:x="2.919cm" svg:y="1.65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121"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17" draw:text-style-name="P37" draw:layer="layout" svg:width="1.143cm" svg:height="0.381cm" svg:x="3.937cm" svg:y="2.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7" draw:text-style-name="P37" draw:layer="layout" svg:width="1.143cm" svg:height="0.381cm" svg:x="6.223cm" svg:y="2.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7" draw:text-style-name="P37" draw:layer="layout" svg:width="1.143cm" svg:height="0.381cm" svg:x="8.382cm" svg:y="2.286cm">
          <text:p/>
          <draw:enhanced-geometry svg:viewBox="0 0 21600 21600" draw:glue-points="10800 0 0 10800 10800 21600 21600 10800" draw:text-areas="5400 5400 16200 16200" draw:type="diamond" draw:enhanced-path="M 10800 0 L 21600 10800 10800 21600 0 10800 10800 0 Z N"/>
        </draw:custom-shape>
        <draw:path draw:style-name="gr118" draw:text-style-name="P44" draw:layer="layout" svg:width="4.266cm" svg:height="2.26cm" draw:transform="rotate (-1.47131255943122) translate (8.70091087642805cm 5.11356132335315cm)" svg:viewBox="0 0 4267 2261" svg:d="M0 128c3048 1 4141 2133 4141 2133 0 0 204-482 92-1400-112-917-296-860-296-860z">
          <text:p/>
        </draw:path>
        <draw:path draw:style-name="gr122" draw:text-style-name="P37" draw:layer="layout" svg:width="3.682cm" svg:height="0.38cm" draw:transform="rotate (3.11960150501466) translate (8.47625076661295cm 5.246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40" draw:style-name="dp1" draw:master-page-name="Default">
        <draw:path draw:style-name="gr123" draw:text-style-name="P35" draw:layer="layout" svg:width="7.367cm" svg:height="10.16cm" svg:x="2.921cm" svg:y="1.651cm" svg:viewBox="0 0 7368 10161" svg:d="M1449 2702c-144-73-272-154-388-245-292-229-426-454-426-719 0-16 1-31 2-47 324 126 718 223 1233 303 619 96 1226 140 1941 140 714 0 1321-44 1940-140 515-80 909-177 1233-303 1 16 2 31 2 47 0 265-134 490-426 719-148 116-314 215-508 302l656 4570c58 32 113 65 167 100 339 223 493 442 493 699s-154 476-493 699c-340 223-761 383-1349 511-587 129-1163 188-1841 188-679 0-1255-59-1842-188-588-128-1009-288-1349-511-339-223-493-442-493-699s154-476 493-699c94-61 193-118 301-170zM493 8954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M763 297h22l803-297 803 297h23v8 1168 8h-23l-803 297-803-297h-22v-8-1168zM3049 551h22l803-297 803 297h23v8 1168 8h-23l-803 297-803-297h-22v-8-1168zM5208 297h22l803-297 803 297h23v8 1168 8h-23l-803 297-803-297h-22v-8-1168z">
          <text:p/>
        </draw:path>
        <draw:path draw:style-name="gr124"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custom-shape draw:style-name="gr125" draw:text-style-name="P32" draw:layer="layout" svg:width="1.143cm" svg:height="0.381cm" svg:x="3.937cm" svg:y="2.2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32" draw:layer="layout" svg:width="1.143cm" svg:height="0.381cm" svg:x="6.223cm" svg:y="2.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32" draw:layer="layout" svg:width="1.143cm" svg:height="0.381cm" svg:x="8.382cm" svg:y="2.286cm">
          <text:p/>
          <draw:enhanced-geometry svg:viewBox="0 0 21600 21600" draw:glue-points="10800 0 0 10800 10800 21600 21600 10800" draw:text-areas="5400 5400 16200 16200" draw:type="diamond" draw:enhanced-path="M 10800 0 L 21600 10800 10800 21600 0 10800 10800 0 Z N"/>
        </draw:custom-shape>
        <draw:path draw:style-name="gr108" draw:text-style-name="P42" draw:layer="layout" svg:width="4.266cm" svg:height="2.26cm" draw:transform="rotate (-1.47131255943122) translate (8.70091087642805cm 5.11356132335315cm)" svg:viewBox="0 0 4267 2261" svg:d="M0 128c3048 1 4141 2133 4141 2133 0 0 204-482 92-1400-112-917-296-860-296-860z">
          <text:p/>
        </draw:path>
        <draw:path draw:style-name="gr48" draw:text-style-name="P32" draw:layer="layout" svg:width="3.682cm" svg:height="0.38cm" draw:transform="rotate (3.11960150501466) translate (8.47625076661295cm 5.24658063534823cm)" svg:viewBox="0 0 3683 381" svg:d="M921 130c293-31 581-45 920-45 340 0 628 14 921 45 294 31 505 70 674 124 130 41 206 82 234 127 9-14 13-28 13-42 0-63-77-116-247-170-169-54-380-92-674-124-293-31-581-45-921-45-339 0-627 14-920 45-294 32-505 70-674 124-170 54-247 107-247 170 0 14 4 28 13 42 28-45 104-86 234-127 169-54 380-93 674-124z">
          <text:p/>
        </draw:path>
      </draw:page>
      <draw:page draw:name="page41" draw:style-name="dp1" draw:master-page-name="Default">
        <draw:custom-shape draw:style-name="gr126" draw:text-style-name="P35" draw:layer="layout" svg:width="5.969cm" svg:height="5.08cm" svg:x="3.683cm" svg:y="4.445cm">
          <text:p/>
          <draw:enhanced-geometry svg:viewBox="0 0 21600 21600" draw:mirror-vertical="true" draw:glue-points="?f6 10800 10800 21600 ?f5 10800 10800 0" draw:text-areas="?f3 ?f3 ?f4 ?f4" draw:type="trapezoid" draw:modifiers="2637.5879396984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27" draw:text-style-name="P35"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1" draw:text-style-name="P35"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102" draw:text-style-name="P31" draw:layer="layout" svg:width="5.206cm" svg:height="0.634cm" draw:transform="rotate (-3.14159265358979) translate (9.27057298251347cm 10.1604449300699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olygon draw:style-name="gr128" draw:text-style-name="P31" draw:layer="layout" svg:width="1.41cm" svg:height="3.444cm" draw:transform="skewX (0.115889862332424) rotate (-2.62078640479469) translate (9.62097938670806cm 8.64801529883093cm)" svg:viewBox="0 0 1411 3445" draw:points="697,0 1411,287 0,3445">
          <text:p/>
        </draw:polygon>
        <draw:path draw:style-name="gr129" draw:text-style-name="P35" draw:layer="layout" svg:width="6.349cm" svg:height="1.483cm" svg:x="3.556cm" svg:y="3.723cm" svg:viewBox="0 0 6350 1484" svg:d="M1235 303c618 96 1226 140 1940 140s1322-44 1940-140c515-80 910-177 1234-303 1 16 1 31 1 47 0 265-133 489-425 719-293 229-656 393-1162 525-507 133-1003 193-1588 193s-1081-60-1587-193c-507-132-870-296-1163-525-292-230-425-454-425-719 0-16 0-31 1-47 324 126 719 223 1234 303z">
          <text:p/>
        </draw:path>
        <draw:polygon draw:style-name="gr130" draw:text-style-name="P35" draw:layer="layout" svg:width="1.65cm" svg:height="1.777cm" svg:x="3.683cm" svg:y="2.032cm" svg:viewBox="0 0 1651 1778" draw:points="0,297 22,297 826,0 1629,297 1651,297 1651,305 1651,1473 1651,1481 1629,1481 826,1778 22,1481 0,1481 0,1473 0,305">
          <text:p/>
        </draw:polygon>
        <draw:polygon draw:style-name="gr130" draw:text-style-name="P35" draw:layer="layout" svg:width="1.65cm" svg:height="1.777cm" svg:x="5.969cm" svg:y="2.286cm" svg:viewBox="0 0 1651 1778" draw:points="0,297 22,297 826,0 1629,297 1651,297 1651,305 1651,1473 1651,1481 1629,1481 826,1778 22,1481 0,1481 0,1473 0,305">
          <text:p/>
        </draw:polygon>
        <draw:polygon draw:style-name="gr130" draw:text-style-name="P35" draw:layer="layout" svg:width="1.65cm" svg:height="1.777cm" svg:x="8.128cm" svg:y="2.032cm" svg:viewBox="0 0 1651 1778" draw:points="0,297 22,297 826,0 1629,297 1651,297 1651,305 1651,1473 1651,1481 1629,1481 826,1778 22,1481 0,1481 0,1473 0,305">
          <text:p/>
        </draw:polygon>
        <draw:custom-shape draw:style-name="gr131" draw:text-style-name="P31" draw:layer="layout" svg:width="1.143cm" svg:height="0.381cm" svg:x="3.937cm" svg:y="2.15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31" draw:layer="layout" svg:width="1.143cm" svg:height="0.381cm" svg:x="6.223cm" svg:y="2.4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1" draw:text-style-name="P31" draw:layer="layout" svg:width="1.143cm" svg:height="0.381cm" svg:x="8.382cm" svg:y="2.159cm">
          <text:p/>
          <draw:enhanced-geometry svg:viewBox="0 0 21600 21600" draw:glue-points="10800 0 0 10800 10800 21600 21600 10800" draw:text-areas="5400 5400 16200 16200" draw:type="diamond" draw:enhanced-path="M 10800 0 L 21600 10800 10800 21600 0 10800 10800 0 Z N"/>
        </draw:custom-shape>
      </draw:page>
      <draw:page draw:name="page42" draw:style-name="dp1" draw:master-page-name="Default">
        <draw:path draw:style-name="gr132" draw:text-style-name="P31" draw:layer="layout" svg:width="10.414cm" svg:height="10.289cm" svg:x="1.397cm" svg:y="1.903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28551279935815cm 2.166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80" draw:text-style-name="P32"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33"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32" draw:layer="layout" svg:width="0.285cm" svg:height="1.345cm" draw:transform="rotate (0.15690509975429) translate (7.637cm 3.75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32" draw:layer="layout" svg:width="0.285cm" svg:height="1.742cm" draw:transform="rotate (0.429874594766203) translate (9.899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8" draw:text-style-name="P42" draw:layer="layout" svg:width="4.541cm" svg:height="2.389cm" draw:transform="rotate (-2.05687052347532) translate (9.69615330756637cm 6.50080030691313cm)" svg:viewBox="0 0 4542 2390" svg:d="M0 49c3049 1 4541 2341 4541 2341 0 0 40-740-316-1413-356-674-1251-977-1251-977z">
          <text:p/>
        </draw:path>
        <draw:path draw:style-name="gr48" draw:text-style-name="P32" draw:layer="layout" svg:width="5.206cm" svg:height="0.635cm" draw:transform="rotate (-3.14159265358979) translate (9.39757298251347cm 5.84261098507791cm)" svg:viewBox="0 0 5207 636" svg:d="M1302 217c415-52 822-76 1301-76 480 0 887 24 1302 76s714 117 953 207c184 69 291 137 331 212 12-23 18-46 18-71 0-104-109-192-349-282-239-90-538-155-953-207s-822-76-1302-76c-479 0-886 24-1301 76s-714 117-953 207c-240 90-349 178-349 282 0 25 6 48 18 71 40-75 147-143 331-212 239-90 538-155 953-207z">
          <text:p/>
        </draw:path>
      </draw:page>
      <draw:page draw:name="page43" draw:style-name="dp1" draw:master-page-name="Default">
        <draw:custom-shape draw:style-name="gr137" draw:text-style-name="P31"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5" draw:text-style-name="P31"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1"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1"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1"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8" draw:text-style-name="P45"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38" draw:text-style-name="P45"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38" draw:text-style-name="P45"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10" draw:text-style-name="P31"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8" draw:text-style-name="P31"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139" draw:text-style-name="P45"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40" draw:text-style-name="P31"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88" draw:text-style-name="P31"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41" draw:text-style-name="P31" draw:layer="layout" svg:width="2.548cm" svg:height="3.101cm" draw:transform="rotate (-0.104021623418862) translate (4.451cm 3.169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2" draw:text-style-name="P31" draw:layer="layout" svg:width="2.548cm" svg:height="3.101cm" draw:transform="rotate (-0.104021623418862) translate (6.482cm 3.168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0" draw:text-style-name="P31"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138" draw:text-style-name="P45"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43" draw:text-style-name="P45"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45"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45"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45" draw:layer="layout" svg:width="0.285cm" svg:height="1.742cm" draw:transform="rotate (0.429874594766203) translate (9.899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14" draw:text-style-name="P43" draw:layer="layout" svg:width="4.541cm" svg:height="2.389cm" draw:transform="rotate (-2.05687052347532) translate (9.69515330756637cm 6.49980030691313cm)" svg:viewBox="0 0 4542 2390" svg:d="M0 49c3049 1 4541 2341 4541 2341 0 0 40-740-316-1413-356-674-1251-977-1251-977z">
          <text:p/>
        </draw:path>
        <draw:path draw:style-name="gr114" draw:text-style-name="P43" draw:layer="layout" svg:width="4.445cm" svg:height="3.946cm" draw:transform="rotate (2.05687052347532) translate (5.20895566486688cm 9.28806854281194cm)" svg:viewBox="0 0 4446 3947" svg:d="M4446 49c-3048 1-3746 4915-4400 3707 0 0-180-2106 175-2779 356-674 1252-977 1252-977z">
          <text:p/>
        </draw:path>
      </draw:page>
      <draw:page draw:name="page44" draw:style-name="dp1" draw:master-page-name="Default">
        <draw:path draw:style-name="gr147" draw:text-style-name="P35" draw:layer="layout" svg:width="10.414cm" svg:height="10.289cm" svg:x="1.523cm" svg:y="1.902cm" svg:viewBox="0 0 10415 10290" svg:d="M9145 3176l-1643 3986c363 107 651 235 897 396 339 223 493 442 493 699s-154 476-493 699c-340 223-761 383-1349 511-587 129-1163 188-1841 188-679 0-1255-59-1842-188-588-128-1009-288-1349-511-339-223-493-442-493-699s154-476 493-699c270-177 592-314 1008-428l-1173-2845-2 1-1101-2635 10-7c-110-14-212-47-315-103-142-76-244-170-326-302s-119-261-119-413 37-281 119-413 184-226 326-302 281-111 444-111c164 0 303 35 445 111s244 170 326 302 119 261 119 413-37 281-119 413c-2 3-4 7-6 10l1356 1512c118 32 243 63 376 92l235-1254c-43-15-85-35-128-58-142-76-244-170-326-302s-119-261-119-413 37-281 119-413 184-226 326-302 281-111 445-111c163 0 302 35 444 111s244 170 326 302 119 261 119 413-37 281-119 413c-76 122-169 212-295 285l632 1522c86 2 172 3 260 3l647-1556c-101-67-179-149-245-254-82-132-119-261-119-413s37-281 119-413 184-226 326-302 281-111 445-111c163 0 302 35 444 111s244 170 326 302 119 261 119 413-37 281-119 413-184 226-326 302c-62 34-124 59-188 77l243 1296c88-16 175-33 263-52 29-6 57-12 85-18l1434-1599c-1-2-2-4-4-6-82-132-119-261-119-413s37-281 119-413 184-226 326-302 281-111 445-111c163 0 302 35 444 111s244 170 326 302 119 261 119 413-37 281-119 413-184 226-326 302c-58 32-116 56-176 74l-652 1561zM2017 9083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45" draw:text-style-name="P32" draw:layer="layout" svg:width="0.619cm" svg:height="1.015cm" draw:transform="rotate (0.124441975667196) translate (2.366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5.33351279935815cm 2.16514176746932cm)" svg:viewBox="0 0 620 1016" svg:d="M135 857c70-111 102-220 102-349s-32-238-102-349c-39-62-83-114-135-159 110 2 205 23 302 68 101 47 174 105 232 186 59 81 86 161 86 254 0 94-27 173-86 254-58 81-131 139-232 186-97 45-192 66-302 68 52-45 96-97 135-159z">
          <text:p/>
        </draw:path>
        <draw:path draw:style-name="gr45" draw:text-style-name="P32" draw:layer="layout" svg:width="0.619cm" svg:height="1.015cm" draw:transform="rotate (0.124441975667196) translate (7.87351279935815cm 2.16714176746932cm)" svg:viewBox="0 0 620 1016" svg:d="M135 857c70-111 102-220 102-349s-32-238-102-349c-39-62-83-114-135-159 110 2 205 23 302 68 101 47 174 105 232 186 59 81 86 161 86 254 0 94-27 173-86 254-58 81-131 139-232 186-97 45-192 66-302 68 52-45 96-97 135-159z">
          <text:p/>
        </draw:path>
        <draw:path draw:style-name="gr124" draw:text-style-name="P31" draw:layer="layout" svg:width="4.064cm" svg:height="0.634cm" draw:transform="rotate (-3.14159265358979) translate (8.68846667541328cm 10.42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45" draw:text-style-name="P32" draw:layer="layout" svg:width="0.619cm" svg:height="1.015cm" draw:transform="rotate (0.124441975667196) translate (10.8755127993582cm 2.16514176746932cm)" svg:viewBox="0 0 620 1016" svg:d="M135 857c70-111 102-220 102-349s-32-238-102-349c-39-62-83-114-135-159 110 2 205 23 302 68 101 47 174 105 232 186 59 81 86 161 86 254 0 94-27 173-86 254-58 81-131 139-232 186-97 45-192 66-302 68 52-45 96-97 135-159z">
          <text:p/>
        </draw:path>
        <draw:custom-shape draw:style-name="gr133" draw:text-style-name="P32" draw:layer="layout" svg:width="0.285cm" svg:height="1.742cm" draw:transform="rotate (0.693942910592945) translate (2.846cm 3.70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4" draw:text-style-name="P32" draw:layer="layout" svg:width="0.285cm" svg:height="1.499cm" draw:transform="rotate (0.350113047950062) translate (5.41cm 3.78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5" draw:text-style-name="P32" draw:layer="layout" svg:width="0.285cm" svg:height="1.345cm" draw:transform="rotate (0.15690509975429) translate (7.747cm 3.78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6" draw:text-style-name="P32" draw:layer="layout" svg:width="0.285cm" svg:height="1.742cm" draw:transform="rotate (0.429874594766203) translate (9.899cm 3.676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08" draw:text-style-name="P42" draw:layer="layout" svg:width="4.541cm" svg:height="2.389cm" draw:transform="rotate (-2.05687052347532) translate (9.69615330756637cm 6.50080030691313cm)" svg:viewBox="0 0 4542 2390" svg:d="M0 49c3049 1 4541 2341 4541 2341 0 0 40-740-316-1413-356-674-1251-977-1251-977z">
          <text:p/>
        </draw:path>
        <draw:path draw:style-name="gr48" draw:text-style-name="P32" draw:layer="layout" svg:width="5.206cm" svg:height="0.634cm" draw:transform="rotate (-3.14159265358979) translate (9.39757298251347cm 5.84344493006993cm)" svg:viewBox="0 0 5207 635" svg:d="M1302 217c415-52 822-76 1301-76 480 0 887 24 1302 76s714 116 953 206c184 69 291 137 331 212 12-23 18-46 18-70 0-104-109-193-349-283-239-90-538-154-953-206s-822-76-1302-76c-479 0-886 24-1301 76s-714 116-953 206c-240 90-349 179-349 283 0 24 6 47 18 70 40-75 147-143 331-212 239-90 538-154 953-206z">
          <text:p/>
        </draw:path>
      </draw:page>
      <draw:page draw:name="page45" draw:style-name="dp1" draw:master-page-name="Default">
        <draw:custom-shape draw:style-name="gr148" draw:text-style-name="P35" draw:layer="layout" svg:width="7.747cm" svg:height="4.699cm" svg:x="2.794cm" svg:y="5.08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5" draw:layer="layout" svg:width="1.778cm" svg:height="1.651cm" svg:x="1.39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5" draw:layer="layout" svg:width="1.778cm" svg:height="1.651cm" svg:x="4.44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5" draw:layer="layout" svg:width="1.778cm" svg:height="1.651cm" svg:x="6.98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35" draw:layer="layout" svg:width="1.778cm" svg:height="1.651cm" svg:x="10.033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1" draw:text-style-name="P31" draw:layer="layout" svg:width="0.619cm" svg:height="1.015cm" draw:transform="rotate (0.124441975667196) translate (2.366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01" draw:text-style-name="P31" draw:layer="layout" svg:width="0.619cm" svg:height="1.015cm" draw:transform="rotate (0.124441975667196) translate (5.33351279935815cm 2.16414176746932cm)" svg:viewBox="0 0 620 1016" svg:d="M135 857c70-111 102-220 102-349s-32-238-102-349c-39-62-83-114-135-159 110 2 205 23 302 68 101 47 174 105 232 186 59 81 86 161 86 254 0 94-27 173-86 254-58 81-131 139-232 186-97 45-192 66-302 68 52-45 96-97 135-159z">
          <text:p/>
        </draw:path>
        <draw:path draw:style-name="gr101" draw:text-style-name="P31" draw:layer="layout" svg:width="0.619cm" svg:height="1.015cm" draw:transform="rotate (0.124441975667196) translate (7.87351279935815cm 2.16614176746932cm)" svg:viewBox="0 0 620 1016" svg:d="M135 857c70-111 102-220 102-349s-32-238-102-349c-39-62-83-114-135-159 110 2 205 23 302 68 101 47 174 105 232 186 59 81 86 161 86 254 0 94-27 173-86 254-58 81-131 139-232 186-97 45-192 66-302 68 52-45 96-97 135-159z">
          <text:p/>
        </draw:path>
        <draw:g>
          <draw:custom-shape draw:style-name="gr127" draw:text-style-name="P35" draw:layer="layout" svg:width="7.366cm" svg:height="2.794cm" svg:x="2.922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1" draw:text-style-name="P35" draw:layer="layout" svg:width="7.366cm" svg:height="1.651cm" svg:x="2.921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g>
        <draw:path draw:style-name="gr102" draw:text-style-name="P31" draw:layer="layout" svg:width="4.064cm" svg:height="0.634cm" draw:transform="rotate (-3.14159265358979) translate (8.68846667541328cm 10.427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custom-shape draw:style-name="gr149" draw:text-style-name="P35" draw:layer="layout" svg:width="1.907cm" svg:height="2.815cm" draw:transform="rotate (-0.56356681546897) translate (3.248cm 2.789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71" draw:text-style-name="P35" draw:layer="layout" svg:width="7.619cm" svg:height="1.651cm" svg:x="2.921cm" svg:y="3.809cm" svg:viewBox="0 0 7620 1652" svg:d="M510 445c351 223 788 383 1395 511 607 129 1204 188 1905 188s1298-59 1905-188c607-128 1044-288 1395-511 229-146 377-291 452-445 39 81 58 165 58 254 0 257-160 476-510 699-351 223-788 383-1395 511-607 129-1204 188-1905 188s-1298-59-1905-188c-607-128-1044-288-1395-511-350-223-510-442-510-699 0-89 19-173 58-254 75 154 223 299 452 445z">
          <text:p/>
        </draw:path>
        <draw:custom-shape draw:style-name="gr150" draw:text-style-name="P35" draw:layer="layout" svg:width="2.548cm" svg:height="3.101cm" draw:transform="rotate (-0.104021623418862) translate (4.451cm 3.169cm)">
          <text:p/>
          <draw:enhanced-geometry svg:viewBox="0 0 21600 21600" draw:mirror-vertic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1" draw:text-style-name="P35" draw:layer="layout" svg:width="2.548cm" svg:height="3.101cm" draw:transform="rotate (-0.104021623418862) translate (6.482cm 3.168cm)">
          <text:p/>
          <draw:enhanced-geometry svg:viewBox="0 0 21600 21600" draw:mirror-vertical="true" draw:mirror-horizontal="true" draw:glue-points="?f6 10800 10800 21600 ?f5 10800 10800 0" draw:text-areas="?f3 ?f3 ?f4 ?f4" draw:type="trapezoid" draw:modifiers="783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49" draw:text-style-name="P35" draw:layer="layout" svg:width="1.907cm" svg:height="2.815cm" draw:transform="rotate (-0.56356681546897) translate (10.071cm 2.539cm)">
          <text:p/>
          <draw:enhanced-geometry svg:viewBox="0 0 21600 21600" draw:mirror-vertical="true"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th draw:style-name="gr101" draw:text-style-name="P31" draw:layer="layout" svg:width="0.619cm" svg:height="1.015cm" draw:transform="rotate (0.124441975667196) translate (10.8755127993582cm 2.16414176746932cm)" svg:viewBox="0 0 620 1016" svg:d="M135 857c70-111 102-220 102-349s-32-238-102-349c-39-62-83-114-135-159 110 2 205 23 302 68 101 47 174 105 232 186 59 81 86 161 86 254 0 94-27 173-86 254-58 81-131 139-232 186-97 45-192 66-302 68 52-45 96-97 135-159z">
          <text:p/>
        </draw:path>
        <draw:custom-shape draw:style-name="gr152" draw:text-style-name="P31" draw:layer="layout" svg:width="0.285cm" svg:height="1.742cm" draw:transform="rotate (0.693942910592945) translate (2.846cm 3.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3" draw:text-style-name="P31" draw:layer="layout" svg:width="0.285cm" svg:height="1.499cm" draw:transform="rotate (0.350113047950062) translate (5.41cm 3.781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4" draw:text-style-name="P31" draw:layer="layout" svg:width="0.285cm" svg:height="1.345cm" draw:transform="rotate (0.15690509975429) translate (7.747cm 3.77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31" draw:layer="layout" svg:width="0.285cm" svg:height="1.742cm" draw:transform="rotate (0.429874594766203) translate (9.899cm 3.675cm)">
          <text:p/>
          <draw:enhanced-geometry svg:viewBox="0 0 21600 21600" draw:mirror-horizontal="tru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6" draw:style-name="dp1" draw:master-page-name="Default">
        <draw:path draw:style-name="gr156" draw:text-style-name="P31"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57" draw:text-style-name="P32" draw:layer="layout" svg:width="2.561cm" svg:height="3.016cm" draw:transform="skewX (0.0066322511575785) rotate (-2.88415658892063) translate (10.990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57" draw:text-style-name="P32" draw:layer="layout" svg:width="2.561cm" svg:height="3.016cm" draw:transform="skewX (-0.006457718232379) rotate (2.88433112184583) translate (4.822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58"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19cm" svg:y="1.143cm" svg:viewBox="0 0 620 1016" svg:d="M135 857c70-111 102-220 102-349s-32-238-102-349c-39-62-83-114-135-159 110 2 205 23 302 68 101 47 174 105 232 186 59 81 86 161 86 254 0 94-27 173-86 254-58 81-131 139-232 186-97 45-192 66-302 68 52-45 96-97 135-159z">
          <text:p/>
        </draw:path>
        <draw:path draw:style-name="gr80"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80" draw:text-style-name="P32" draw:layer="layout" svg:width="5.588cm" svg:height="0.634cm" draw:transform="rotate (-3.14159265358979) translate (9.525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7" draw:style-name="dp1" draw:master-page-name="Default">
        <draw:custom-shape draw:style-name="gr159" draw:text-style-name="P31"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31"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1" draw:text-style-name="P46"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62" draw:text-style-name="P31"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5" draw:text-style-name="P31"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3" draw:text-style-name="P32"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63" draw:text-style-name="P32"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64" draw:text-style-name="P32"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59" draw:text-style-name="P31"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88" draw:text-style-name="P31"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165" draw:text-style-name="P32"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80" draw:text-style-name="P32" draw:layer="controls" svg:width="5.588cm" svg:height="0.634cm" draw:transform="rotate (-3.14159265358979) translate (9.52745223364159cm 7.367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8" draw:style-name="dp1" draw:master-page-name="Default">
        <draw:path draw:style-name="gr166" draw:text-style-name="P35" draw:layer="layout" svg:width="8.766cm" svg:height="11.305cm" svg:x="2.285cm" svg:y="0.887cm" svg:viewBox="0 0 8767 11306" svg:d="M7509 8574c339 223 494 442 494 699s-155 476-494 699-761 383-1348 511c-587 129-1164 188-1842 188s-1254-59-1842-188c-587-128-1009-288-1348-511s-493-442-493-699 154-476 493-699c210-138 452-252 745-349l-1493-2663c-172-152-253-307-253-480 0-89 22-173 66-254 83 154 248 299 504 445 38 21 76 42 116 62h70c-220-164-434-373-655-662-474-747-313-2055 1451-2547 764-166 1334-90 1751 68l331-723c-86-63-155-138-213-232-82-132-119-261-119-413s37-281 119-413 183-226 325-302 281-111 445-111 303 35 445 111 243 170 325 302 120 261 120 413-38 281-120 413c-58 94-127 169-213 232l352 768c424-187 1027-294 1865-113 1765 492 1917 1800 1442 2547-221 289-435 498-655 662h72c40-20 78-41 115-62 257-146 422-291 505-445 44 81 65 165 65 254 0 174-81 331-256 483l-1511 2697c246 89 455 191 639 312zM1128 10099c339 223 761 383 1348 511 588 129 1164 188 1842 188s1255-59 1842-188c587-128 1009-288 1348-511 222-146 365-291 437-445 38 81 57 165 57 254 0 257-155 476-494 699s-761 383-1348 511c-587 129-1164 188-1842 188s-1254-59-1842-188c-587-128-1009-288-1348-511s-493-442-493-699c0-89 18-173 56-254 72 154 215 299 437 445z">
          <text:p/>
        </draw:path>
        <draw:path draw:style-name="gr157" draw:text-style-name="P32" draw:layer="layout" svg:width="2.561cm" svg:height="3.016cm" draw:transform="skewX (0.00663225115757851) rotate (-2.88415658892063) translate (10.8633711980794cm 5.894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57" draw:text-style-name="P32" draw:layer="layout" svg:width="2.561cm" svg:height="3.016cm" draw:transform="skewX (-0.006457718232379) rotate (2.88433112184583) translate (4.94964562273225cm 6.547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58" draw:text-style-name="P32" draw:layer="layout" svg:width="2.54cm" svg:height="2.921cm" svg:x="5.335cm" svg:y="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32" draw:layer="layout" svg:width="0.619cm" svg:height="1.015cm" svg:x="6.604cm" svg:y="1.143cm" svg:viewBox="0 0 620 1016" svg:d="M135 857c70-111 102-220 102-349s-32-238-102-349c-39-62-83-114-135-159 110 2 205 23 302 68 101 47 174 105 232 186 59 81 86 161 86 254 0 94-27 173-86 254-58 81-131 139-232 186-97 45-192 66-302 68 52-45 96-97 135-159z">
          <text:p/>
        </draw:path>
        <draw:path draw:style-name="gr46" draw:text-style-name="P32" draw:layer="layout" svg:width="4.064cm" svg:height="0.634cm" draw:transform="rotate (-3.14159265358979) translate (8.63746667541328cm 10.669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th draw:style-name="gr80" draw:text-style-name="P32" draw:layer="layout" svg:width="5.588cm" svg:height="0.634cm" draw:transform="rotate (-3.14159265358979) translate (9.52645223364159cm 7.36644493006993cm)" svg:viewBox="0 0 5589 635" svg:d="M1397 217c446-52 883-76 1398-76 514 0 951 24 1397 76 445 52 765 116 1023 206 197 69 312 137 355 212 13-23 19-46 19-70 0-104-117-193-374-283-258-90-578-154-1023-206-446-52-883-76-1397-76-515 0-952 24-1398 76-445 52-765 116-1023 206-257 90-374 179-374 283 0 24 6 47 19 70 43-75 158-143 355-212 258-90 578-154 1023-206z">
          <text:p/>
        </draw:path>
      </draw:page>
      <draw:page draw:name="page49" draw:style-name="dp1" draw:master-page-name="Default">
        <draw:custom-shape draw:style-name="gr167" draw:text-style-name="P35" draw:layer="layout" svg:width="7.366cm" svg:height="2.794cm" svg:x="2.921cm" svg:y="8.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5" draw:layer="layout" svg:width="8.255cm" svg:height="3.683cm" svg:x="2.54cm" svg:y="6.223cm">
          <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9" draw:text-style-name="P47" draw:layer="layout" svg:width="8.763cm" svg:height="6.477cm" svg:x="2.286cm" svg:y="2.92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70" draw:text-style-name="P35" draw:layer="layout" svg:width="2.794cm" svg:height="3.048cm" svg:x="5.207cm" svg:y="1.1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35" draw:layer="layout" svg:width="1.778cm" svg:height="1.651cm" svg:x="5.715cm" svg:y="0.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1" draw:text-style-name="P31" draw:layer="layout" svg:width="2.561cm" svg:height="3.016cm" draw:transform="skewX (0.0066322511575785) rotate (-2.88415658892063) translate (10.9903711980794cm 5.76792014110098cm)" svg:viewBox="0 0 2562 3017" svg:d="M1056 312c-138 241-201 478-201 757s63 517 201 758c138 242 309 415 548 555 239 139 473 203 749 203 72 0 142-5 209-14-90 93-194 173-315 243-239 140-473 203-749 203-276 1-510-63-749-202-239-140-410-313-548-555s-201-479-201-758 63-516 200-757c138-242 310-416 549-555 176-103 349-165 539-190-88 90-164 193-232 312z">
          <text:p/>
        </draw:path>
        <draw:path draw:style-name="gr171" draw:text-style-name="P31" draw:layer="layout" svg:width="2.561cm" svg:height="3.016cm" draw:transform="skewX (-0.00645771823237899) rotate (2.88433112184583) translate (4.82264562273225cm 6.42009749712465cm)" svg:viewBox="0 0 2562 3017" svg:d="M1507 312c138 241 200 479 200 757 0 279-63 517-201 758-137 242-309 415-548 555-239 139-473 202-749 202-72 0-142-4-209-13 91 93 195 172 316 243 239 140 473 203 749 203 275 1 510-63 748-202 239-140 411-313 549-555 138-241 200-478 200-757s-62-517-200-758c-138-242-309-416-548-555-176-103-350-165-539-190 88 90 164 193 232 312z">
          <text:p/>
        </draw:path>
        <draw:custom-shape draw:style-name="gr172" draw:text-style-name="P31" draw:layer="layout" svg:width="2.54cm" svg:height="2.921cm" svg:x="5.334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01" draw:text-style-name="P31" draw:layer="layout" svg:width="0.619cm" svg:height="1.015cm" svg:x="6.746cm" svg:y="1.143cm" svg:viewBox="0 0 620 1016" svg:d="M135 857c70-111 102-220 102-349s-32-238-102-349c-39-62-83-114-135-159 110 2 205 23 302 68 101 47 174 105 232 186 59 81 86 161 86 254 0 94-27 173-86 254-58 81-131 139-232 186-97 45-192 66-302 68 52-45 96-97 135-159z">
          <text:p/>
        </draw:path>
        <draw:path draw:style-name="gr75" draw:text-style-name="P35" draw:layer="layout" svg:width="7.366cm" svg:height="1.651cm" svg:x="2.92cm" svg:y="10.54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75" draw:text-style-name="P35" draw:layer="layout" svg:width="8.508cm" svg:height="1.651cm" svg:x="2.413cm" svg:y="5.715cm" svg:viewBox="0 0 8509 1652" svg:d="M570 445c392 223 879 383 1557 511 679 129 1344 188 2128 188 783 0 1448-59 2127-188 678-128 1165-288 1557-511 257-146 422-291 505-445 44 81 65 165 65 254 0 257-178 476-570 699s-879 383-1557 511c-679 129-1344 188-2127 188-784 0-1449-59-2128-188-678-128-1165-288-1557-511s-570-442-570-699c0-89 21-173 65-254 83 154 248 299 505 445z">
          <text:p/>
        </draw:path>
        <draw:path draw:style-name="gr102" draw:text-style-name="P31" draw:layer="layout" svg:width="4.064cm" svg:height="0.634cm" draw:transform="rotate (-3.14159265358979) translate (8.63646667541328cm 10.6684449300699cm)" svg:viewBox="0 0 4065 635" svg:d="M1016 217c324-52 642-76 1017-76 374 0 692 24 1016 76s557 116 744 206c143 69 227 137 258 212 9-23 14-46 14-70 0-104-85-193-272-283s-420-154-744-206-642-76-1016-76c-375 0-693 24-1017 76s-557 116-744 206-272 179-272 283c0 24 5 47 14 70 31-75 115-143 258-212 187-90 420-154 744-206z">
          <text:p/>
        </draw:path>
      </draw:page>
      <draw:page draw:name="page50" draw:style-name="dp1" draw:master-page-name="Default">
        <draw:path draw:style-name="gr173" draw:text-style-name="P31"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path draw:style-name="gr174" draw:text-style-name="P35" draw:layer="layout" svg:width="1.129cm" svg:height="0.886cm" svg:x="4.572cm" svg:y="3.327cm" svg:viewBox="0 0 1130 887" svg:d="M731 32c79-28 145-37 211-29 65 8 111 32 146 75 34 43 47 92 41 158-5 66-28 129-73 200-45 72-98 130-169 188-72 58-140 97-220 125-79 29-145 38-211 29-65-8-111-31-146-74 0-1-1-2-2-3l-308 186 270-357c8-61 31-119 72-185 45-71 98-130 169-188 29-23 58-44 87-61l4-5 2 1c40-24 82-44 127-60z">
            <text:p/>
          </draw:path>
        </draw:g>
        <draw:path draw:style-name="gr175" draw:text-style-name="P32" draw:layer="layout" svg:width="1.353cm" svg:height="4.104cm" draw:transform="skewX (-0.420624349730633) rotate (-2.8939304327318) translate (10.5763318591301cm 5.893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76" draw:text-style-name="P32" draw:layer="layout" svg:width="3.809cm" svg:height="0.634cm" draw:transform="rotate (-3.14159265358979) translate (8.50943740057186cm 10.288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custom-shape draw:style-name="gr177" draw:text-style-name="P35" draw:layer="layout" svg:width="0.891cm" svg:height="0.399cm" draw:transform="skewX (-0.00244346095279205) rotate (0.703367688553715) translate (2.999cm 6.55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1" draw:style-name="dp1" draw:master-page-name="Default">
        <draw:path draw:style-name="gr178" draw:text-style-name="P31" draw:layer="layout" svg:width="4.062cm" svg:height="8.255cm" svg:x="6.198cm" svg:y="1.397cm" svg:viewBox="0 0 4063 8256" svg:d="M257 0c6780 2159 2462 7874 2328 8244l-2585 12z">
          <text:p/>
        </draw:path>
        <draw:path draw:style-name="gr179" draw:text-style-name="P31"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180" draw:text-style-name="P31" draw:layer="layout" svg:width="3.937cm" svg:height="1.905cm" draw:transform="rotate (-0.208566845613322) translate (3.381cm 4.68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81" draw:text-style-name="P31"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2" draw:text-style-name="P31"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3" draw:text-style-name="P31"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84" draw:text-style-name="P35" draw:layer="layout" svg:width="1.395cm" svg:height="1.991cm" svg:x="3.576cm" svg:y="2.028cm" draw:kind="arc" draw:start-angle="296.48" draw:end-angle="319.16">
            <text:p/>
          </draw:ellipse>
          <draw:custom-shape draw:style-name="gr185" draw:text-style-name="P35"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35"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87" draw:text-style-name="P35"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188" draw:text-style-name="P31"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89" draw:text-style-name="P31"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190" draw:text-style-name="P35"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84" draw:text-style-name="P35" draw:layer="layout" svg:width="1.395cm" svg:height="1.991cm" svg:x="1.412cm" svg:y="0.122cm" draw:kind="arc" draw:start-angle="296.48" draw:end-angle="319.16">
            <text:p/>
          </draw:ellipse>
          <draw:custom-shape draw:style-name="gr191" draw:text-style-name="P35"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2" draw:style-name="dp1" draw:master-page-name="Default">
        <draw:path draw:style-name="gr192" draw:text-style-name="P36"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ellipse draw:style-name="gr193" draw:text-style-name="P48" draw:layer="layout" svg:width="1.395cm" svg:height="1.991cm" svg:x="3.576cm" svg:y="2.028cm" draw:kind="arc" draw:start-angle="296.48" draw:end-angle="319.16">
            <text:p/>
          </draw:ellipse>
          <draw:custom-shape draw:style-name="gr194" draw:text-style-name="P48"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48"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96" draw:text-style-name="P37"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197" draw:text-style-name="P49"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79" draw:text-style-name="P31" draw:layer="layout" svg:width="1.395cm" svg:height="1.991cm" svg:x="1.412cm" svg:y="0.004cm" draw:kind="arc" draw:start-angle="296.48" draw:end-angle="319.16">
            <text:p/>
          </draw:ellipse>
          <draw:custom-shape draw:style-name="gr198" draw:text-style-name="P31" draw:layer="layout" svg:width="0.891cm" svg:height="0.399cm" draw:transform="skewX (-0.00244346095279205) rotate (0.703367688553715) translate (2.999cm 6.56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3" draw:style-name="dp1" draw:master-page-name="Default">
        <draw:path draw:style-name="gr199" draw:text-style-name="P38"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ellipse draw:style-name="gr200" draw:text-style-name="P50" draw:layer="layout" svg:width="1.395cm" svg:height="1.991cm" svg:x="3.576cm" svg:y="2.028cm" draw:kind="arc" draw:start-angle="296.48" draw:end-angle="319.16">
            <text:p/>
          </draw:ellipse>
          <draw:custom-shape draw:style-name="gr201" draw:text-style-name="P50"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2" draw:text-style-name="P50"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196" draw:text-style-name="P37"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203" draw:text-style-name="P37"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79" draw:text-style-name="P31" draw:layer="layout" svg:width="1.395cm" svg:height="1.991cm" svg:x="1.412cm" svg:y="0.004cm" draw:kind="arc" draw:start-angle="296.48" draw:end-angle="319.16">
            <text:p/>
          </draw:ellipse>
          <draw:custom-shape draw:style-name="gr198" draw:text-style-name="P31" draw:layer="layout" svg:width="0.891cm" svg:height="0.399cm" draw:transform="skewX (-0.00244346095279205) rotate (0.703367688553715) translate (2.999cm 6.56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4" draw:style-name="dp1" draw:master-page-name="Default">
        <draw:path draw:style-name="gr204" draw:text-style-name="P35" draw:layer="layout" svg:width="7.929cm" svg:height="10.415cm" svg:x="2.357cm" svg:y="1.397cm" svg:viewBox="0 0 7930 10416" svg:d="M4098 0c5384 1715 3769 5673 2809 7413 200 79 373 169 530 271 339 223 493 442 493 699s-154 476-493 699-761 383-1349 511c-587 129-1163 188-1841 188s-1255-59-1842-188c-587-128-1009-288-1348-511s-494-442-494-699 155-476 494-699c269-176 590-314 1004-427 105-290 248-558 447-837 256-361 527-630 865-860 194-133 378-230 561-296l24-777c-125 45-207 117-227 211-87 409-843 616-1708 471l-632 539c-126 107-358 88-465-37l-856-1004c-107-126-89-358 37-465l949-809c440-1922 1668-2567 3013-2470zM1056 9209c339 223 761 383 1348 511 587 129 1164 188 1842 188s1254-59 1841-188c588-128 1010-288 1349-511 222-146 365-291 437-445 38 81 56 165 56 254 0 257-154 476-493 699s-761 383-1349 511c-587 129-1163 188-1841 188s-1255-59-1842-188c-587-128-1009-288-1348-511s-494-442-494-699c0-89 18-173 56-254 73 154 215 299 438 445z">
          <text:p/>
        </draw:path>
        <draw:g>
          <draw:ellipse draw:style-name="gr179" draw:text-style-name="P31" draw:layer="layout" svg:width="1.395cm" svg:height="1.991cm" svg:x="3.576cm" svg:y="2.028cm" draw:kind="arc" draw:start-angle="296.48" draw:end-angle="319.16">
            <text:p/>
          </draw:ellipse>
          <draw:custom-shape draw:style-name="gr205"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31"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207" draw:text-style-name="P32"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path draw:style-name="gr208"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79" draw:text-style-name="P31" draw:layer="layout" svg:width="1.395cm" svg:height="1.991cm" svg:x="1.412cm" svg:y="0.004cm" draw:kind="arc" draw:start-angle="296.48" draw:end-angle="319.16">
            <text:p/>
          </draw:ellipse>
          <draw:custom-shape draw:style-name="gr198" draw:text-style-name="P31" draw:layer="layout" svg:width="0.891cm" svg:height="0.399cm" draw:transform="skewX (-0.00244346095279205) rotate (0.703367688553715) translate (2.999cm 6.563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5" draw:style-name="dp1" draw:master-page-name="Default">
        <draw:path draw:style-name="gr209" draw:text-style-name="P35" draw:layer="layout" svg:width="4.062cm" svg:height="8.255cm" svg:x="6.198cm" svg:y="1.397cm" svg:viewBox="0 0 4063 8256" svg:d="M257 0c6780 2159 2462 7874 2328 8244l-2585 12z">
          <text:p/>
        </draw:path>
        <draw:path draw:style-name="gr184" draw:text-style-name="P35" draw:layer="layout" svg:width="4.638cm" svg:height="3.926cm" draw:transform="skewX (-0.00436332312998583) rotate (-0.0684169066781782) translate (3.50103258090197cm 2.11946559272433cm)" svg:viewBox="0 0 4639 3927" svg:d="M1 3927c-64-3656 2140-4346 4217-3724 351 1503 309 1617 421 1808z">
          <text:p/>
        </draw:path>
        <draw:g>
          <draw:custom-shape draw:style-name="gr210" draw:text-style-name="P35" draw:layer="layout" svg:width="3.937cm" svg:height="1.905cm" draw:transform="rotate (-0.208566845613322) translate (3.381cm 4.68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11" draw:text-style-name="P35" draw:layer="layout" svg:width="4.632cm" svg:height="2.646cm" draw:transform="rotate (0.515570261039125) translate (2.794cm 4.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 draw:text-style-name="P35" draw:layer="layout" svg:width="2.413cm" svg:height="1.979cm" draw:transform="rotate (0.706160215356906) translate (2.214cm 5.8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13" draw:text-style-name="P35" draw:layer="layout" svg:width="4.81cm" svg:height="3.072cm" draw:transform="rotate (0.952426172813306) translate (3.471cm 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ellipse draw:style-name="gr179" draw:text-style-name="P31" draw:layer="layout" svg:width="1.395cm" svg:height="1.991cm" svg:x="3.576cm" svg:y="2.028cm" draw:kind="arc" draw:start-angle="296.48" draw:end-angle="319.16">
            <text:p/>
          </draw:ellipse>
          <draw:custom-shape draw:style-name="gr205" draw:text-style-name="P31" draw:layer="layout" svg:width="0.997cm" svg:height="0.598cm" draw:transform="rotate (0.677885881474598) translate (4.695cm 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6" draw:text-style-name="P31" draw:layer="layout" svg:width="0.997cm" svg:height="0.399cm" draw:transform="skewX (-0.00506145483078346) rotate (0.923628240155399) translate (4.566cm 4.21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g>
        <draw:path draw:style-name="gr214" draw:text-style-name="P31" draw:layer="layout" svg:width="1.353cm" svg:height="4.104cm" draw:transform="skewX (-0.420624349730633) rotate (-2.8939304327318) translate (10.5763318591301cm 5.8926025332335cm)" svg:viewBox="0 0 1354 4105" svg:d="M1059 3464c-154-451-223-892-224-1412 0-519 70-961 223-1411 85-249 181-459 295-641-241 7-448 94-659 274-222 189-381 424-508 751-128 327-186 649-186 1027s58 699 186 1026c128 328 287 563 508 752 212 181 419 267 660 275-114-182-210-392-295-641z">
          <text:p/>
        </draw:path>
        <draw:custom-shape draw:style-name="gr215" draw:text-style-name="P35" draw:layer="layout" svg:width="7.366cm" svg:height="2.794cm" svg:x="2.921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16" draw:text-style-name="P35" draw:layer="layout" svg:width="7.366cm" svg:height="1.651cm" svg:x="2.92cm" svg:y="10.161cm" svg:viewBox="0 0 7367 1652" svg:d="M493 445c340 223 761 383 1349 511 587 129 1163 188 1842 188 678 0 1254-59 1841-188 588-128 1009-288 1349-511 222-146 365-291 437-445 38 81 56 165 56 254 0 257-154 476-493 699-340 223-761 383-1349 511-587 129-1163 188-1841 188-679 0-1255-59-1842-188-588-128-1009-288-1349-511-339-223-493-442-493-699 0-89 18-173 56-254 72 154 215 299 437 445z">
          <text:p/>
        </draw:path>
        <draw:path draw:style-name="gr217" draw:text-style-name="P31" draw:layer="layout" svg:width="3.809cm" svg:height="0.634cm" draw:transform="rotate (-3.14159265358979) translate (8.50943740057186cm 10.2874449300699cm)" svg:viewBox="0 0 3810 635" svg:d="M953 217c303-52 601-76 952-76s649 24 953 76c303 52 521 116 697 206 134 69 212 137 242 212 9-23 13-46 13-70 0-104-80-193-255-283-176-90-394-154-697-206-304-52-602-76-953-76s-649 24-952 76c-304 52-522 116-698 206-175 90-255 179-255 283 0 24 4 47 13 70 30-75 108-143 242-212 176-90 394-154 698-206z">
          <text:p/>
        </draw:path>
        <draw:g>
          <draw:ellipse draw:style-name="gr179" draw:text-style-name="P31" draw:layer="layout" svg:width="1.395cm" svg:height="1.991cm" svg:x="1.412cm" svg:y="0.122cm" draw:kind="arc" draw:start-angle="296.48" draw:end-angle="319.16">
            <text:p/>
          </draw:ellipse>
          <draw:custom-shape draw:style-name="gr198" draw:text-style-name="P31" draw:layer="layout" svg:width="0.891cm" svg:height="0.399cm" draw:transform="skewX (-0.00244346095279205) rotate (0.703367688553715) translate (2.999cm 6.68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ge>
      <draw:page draw:name="page56" draw:style-name="dp1" draw:master-page-name="Default">
        <draw:polygon draw:style-name="gr218" draw:text-style-name="P51"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draw:page draw:name="page57" draw:style-name="dp1" draw:master-page-name="Default">
        <draw:polygon draw:style-name="gr219" draw:text-style-name="P31" draw:layer="layout" svg:width="7.619cm" svg:height="7.111cm" svg:x="2.413cm" svg:y="3.048cm" svg:viewBox="0 0 7620 7112" draw:points="3048,254 3990,1802 4445,0 4520,1802 4953,1397 4865,2107 7366,0 5705,2162 6858,2032 6096,2921 7620,3175 5845,3590 6985,4318 5461,4191 7112,5969 4826,4445 6096,7112 4291,4982 3937,6604 3596,4887 2286,6985 2769,4487 1016,5461 2252,3756 0,3556 2301,3182 1778,2540 2543,2678 635,0 3036,2288">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2.954cm" fo:page-height="12.9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0-04T19:29:28.750741708</meta:creation-date>
    <dc:date>2023-02-07T08:51:58.506715559</dc:date>
    <meta:editing-duration>P25DT20H6M46S</meta:editing-duration>
    <meta:editing-cycles>246</meta:editing-cycles>
    <meta:generator>LibreOffice/6.2.4.2$MacOSX_X86_64 LibreOffice_project/2412653d852ce75f65fbfa83fb7e7b669a126d64</meta:generator>
    <dc:subject>Raymond Ordona's Chess Pieces</dc:subject>
    <dc:title>Raymond Ordona's Chess Pieces</dc:title>
    <meta:document-statistic meta:object-count="1353"/>
  </office:meta>
</office:document-meta>
</file>